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80900000F828E34BC0A.svm"/>
  <manifest:file-entry manifest:media-type="" manifest:full-path="Pictures/20000007000034B00000201A10F2D951.svm"/>
  <manifest:file-entry manifest:media-type="" manifest:full-path="Pictures/20000007000020BB00001DA29CBEBBB0.svm"/>
  <manifest:file-entry manifest:media-type="" manifest:full-path="Pictures/20000007000054D200002ADCB26C167C.svm"/>
  <manifest:file-entry manifest:media-type="" manifest:full-path="Pictures/20000007000034B00000201ACBE5B15C.svm"/>
  <manifest:file-entry manifest:media-type="" manifest:full-path="Pictures/20000007000064CF00002E08F4F52BB3.svm"/>
  <manifest:file-entry manifest:media-type="" manifest:full-path="Pictures/20000007000015D9000016BE7414E15B.svm"/>
  <manifest:file-entry manifest:media-type="" manifest:full-path="Pictures/2000000700006AAA00001021B8054F26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size="11pt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size="11pt" fo:language="fr" fo:country="FR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2" style:family="paragraph" style:parent-style-name="Text_20_body">
      <style:text-properties style:font-name="Times New Roman" fo:font-size="11pt" fo:language="fr" fo:country="FR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13" style:family="paragraph" style:parent-style-name="Text_20_body">
      <style:paragraph-properties fo:text-align="justify" style:justify-single-word="false"/>
      <style:text-properties fo:color="#000000"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16" style:family="paragraph" style:parent-style-name="Standard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Standard" style:list-style-name="L3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/>
    </style:style>
    <style:style style:name="P19" style:family="paragraph" style:parent-style-name="Standard" style:list-style-name="L3"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bold"/>
    </style:style>
    <style:style style:name="P2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1" style:family="paragraph" style:parent-style-name="Heading_20_1">
      <style:text-properties fo:language="fr" fo:country="FR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1pt" style:font-size-asian="11pt" style:font-size-complex="11pt"/>
    </style:style>
    <style:style style:name="P23" style:family="paragraph" style:parent-style-name="Text_20_body" style:list-style-name="L2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>
      <style:text-properties fo:font-size="11pt" fo:language="fr" fo:country="FR" style:font-size-asian="11pt" style:font-size-complex="11pt"/>
    </style:style>
    <style:style style:name="P25" style:family="paragraph" style:parent-style-name="Text_20_body"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27" style:family="paragraph" style:parent-style-name="Text_20_body">
      <style:text-properties fo:language="fr" fo:country="FR"/>
    </style:style>
    <style:style style:name="P28" style:family="paragraph">
      <style:paragraph-properties style:writing-mode="lr-tb"/>
      <style:text-properties fo:font-size="8pt" style:font-size-asian="8pt" style:font-size-complex="8pt"/>
    </style:style>
    <style:style style:name="P29" style:family="paragraph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style:paragraph-properties fo:text-align="center"/>
    </style:style>
    <style:style style:name="P31" style:family="paragraph"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2" style:family="paragraph">
      <style:paragraph-properties fo:text-align="center"/>
      <style:text-properties fo:font-size="10pt" style:font-size-asian="10pt" style:font-size-complex="10pt"/>
    </style:style>
    <style:style style:name="P33" style:family="paragraph">
      <style:paragraph-properties fo:text-align="start"/>
    </style:style>
    <style:style style:name="P34" style:family="paragraph">
      <style:paragraph-properties fo:text-align="start"/>
      <style:text-properties fo:font-size="8pt" style:font-size-asian="8pt" style:font-size-complex="8pt"/>
    </style:style>
    <style:style style:name="P35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6" style:family="paragraph">
      <style:paragraph-properties fo:text-align="justify"/>
    </style:style>
    <style:style style:name="P37" style:family="paragraph">
      <style:paragraph-properties fo:text-align="justify"/>
      <style:text-properties fo:font-size="8pt" fo:font-style="italic" style:font-size-asian="8pt" style:font-style-asian="italic" style:font-size-complex="8pt" style:font-style-complex="italic"/>
    </style:style>
    <style:style style:name="P38" style:family="paragraph">
      <style:paragraph-properties fo:text-align="center"/>
      <style:text-properties fo:font-size="12pt"/>
    </style:style>
    <style:style style:name="P39" style:family="paragraph">
      <style:paragraph-properties fo:text-align="center"/>
      <style:text-properties fo:font-size="8pt" style:font-size-asian="8pt" style:font-size-complex="8pt"/>
    </style:style>
    <style:style style:name="P40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4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2" style:family="paragraph">
      <style:paragraph-properties fo:text-align="justify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00ff" fo:font-weight="normal" style:font-weight-asian="normal" style:font-weight-complex="normal"/>
    </style:style>
    <style:style style:name="T7" style:family="text">
      <style:text-properties fo:color="#193300" fo:font-weight="normal" style:font-weight-asian="normal" style:font-weight-complex="normal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color="#006600" fo:font-weight="normal" style:font-weight-asian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language="fr" fo:country="FR"/>
    </style:style>
    <style:style style:name="T1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fo:color="#c9211e" fo:font-size="8pt" style:font-size-asian="8pt" style:font-size-complex="8pt" loext:opacity="100%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fo:font-size="8pt" fo:font-style="italic" style:font-size-asian="8pt" style:font-style-asian="italic" style:font-size-complex="8pt" style:font-style-complex="italic"/>
    </style:style>
    <style:style style:name="T19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21" style:family="text">
      <style:text-properties fo:font-size="6pt" fo:font-weight="bold" style:font-size-asian="6pt" style:font-weight-asian="bold" style:font-size-complex="6pt" style:font-weight-complex="bold"/>
    </style:style>
    <style:style style:name="T22" style:family="text">
      <style:text-properties fo:font-size="8pt" fo:font-weight="bold" style:font-size-asian="8pt" style:font-weight-asian="bold" style:font-size-complex="8pt" style:font-weight-complex="bold"/>
    </style:style>
    <style:style style:name="T23" style:family="text">
      <style:text-properties style:font-name="Times New Roman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24" style:family="text">
      <style:text-properties fo:font-size="10pt" fo:font-weight="normal" style:font-size-asian="10pt" style:font-weight-asian="normal" style:font-size-complex="10pt" style:font-weight-complex="normal"/>
    </style:style>
    <style:style style:name="T25" style:family="text"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loext:allow-overlap="true" draw:stroke="none" svg:stroke-color="#000000" draw:fill="none" draw:fill-color="#ffffff" fo:min-height="1.3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="solid" draw:fill-color="#cc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5" style:family="graphic">
      <style:graphic-properties draw:stroke="none" svg:stroke-color="#000000" draw:fill="solid" draw:fill-color="#ccffff" fo:min-height="0.407cm" style:run-through="foreground"/>
    </style:style>
    <style:style style:name="gr6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7" style:family="graphic">
      <style:graphic-properties draw:stroke="none" svg:stroke-color="#000000" draw:fill="none" draw:fill-color="#ffffff" fo:min-height="0.407cm" style:run-through="foreground"/>
    </style:style>
    <style:style style:name="gr8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988cm" style:run-through="foreground"/>
    </style:style>
    <style:style style:name="gr10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11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12" style:family="graphic">
      <style:graphic-properties loext:allow-overlap="true" svg:stroke-color="#000000" draw:marker-end="Arrow" draw:marker-end-width="0.176cm" draw:textarea-horizontal-align="center" draw:textarea-vertical-align="middle" style:run-through="foreground"/>
    </style:style>
    <style:style style:name="gr13" style:family="graphic">
      <style:graphic-properties svg:stroke-color="#000000" draw:textarea-horizontal-align="center" draw:textarea-vertical-align="middle" style:run-through="foreground"/>
    </style:style>
    <style:style style:name="gr14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15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16" style:family="graphic">
      <style:graphic-properties svg:stroke-color="#000000" draw:fill="solid" draw:fill-color="#ffffcc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17" style:family="graphic">
      <style:graphic-properties draw:stroke="none" svg:stroke-color="#000000" draw:fill="solid" draw:fill-color="#ffffcc" fo:min-height="0.407cm" style:run-through="foreground"/>
    </style:style>
    <style:style style:name="gr18" style:family="graphic">
      <style:graphic-properties loext:allow-overlap="true" draw:stroke="none" svg:stroke-color="#000000" draw:fill="none" draw:fill-color="#ffffff" fo:min-height="0.981cm" style:run-through="foreground"/>
    </style:style>
    <style:style style:name="gr19" style:family="graphic">
      <style:graphic-properties loext:allow-overlap="true" draw:stroke="none" svg:stroke-color="#000000" draw:fill="none" draw:fill-color="#ffffff" fo:min-height="1.692cm" style:run-through="foreground"/>
    </style:style>
    <style:style style:name="gr20" style:family="graphic">
      <style:graphic-properties loext:allow-overlap="true" draw:stroke="none" svg:stroke-color="#000000" draw:fill="none" draw:fill-color="#ffffff" fo:min-height="1.307cm" style:run-through="foreground"/>
    </style:style>
    <style:style style:name="gr21" style:family="graphic">
      <style:graphic-properties svg:stroke-color="#000000" draw:fill="solid" draw:fill-color="#dddddd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22" style:family="graphic">
      <style:graphic-properties draw:stroke="none" svg:stroke-color="#000000" draw:fill="solid" draw:fill-color="#dddddd" fo:min-height="0.407cm" style:run-through="foreground"/>
    </style:style>
    <style:style style:name="gr2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="solid" draw:fill-color="#dddddd" draw:textarea-horizontal-align="center" draw:textarea-vertical-align="middle" style:run-through="foreground"/>
    </style:style>
    <style:style style:name="gr25" style:family="graphic">
      <style:graphic-properties draw:fill="solid" draw:fill-color="#ccffff" draw:textarea-horizontal-align="center" draw:textarea-vertical-align="middle" style:run-through="foreground"/>
    </style:style>
    <style:style style:name="gr26" style:family="graphic">
      <style:graphic-properties draw:stroke="none" svg:stroke-color="#000000" draw:fill="none" draw:fill-color="#ffffff" fo:min-height="1.164cm" style:run-through="foreground"/>
    </style:style>
    <style:style style:name="gr27" style:family="graphic">
      <style:graphic-properties draw:stroke="none" svg:stroke-color="#000000" draw:fill="none" draw:fill-color="#ffffff" fo:min-height="0.533cm" style:run-through="foreground"/>
    </style:style>
    <style:style style:name="gr28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29" style:family="graphic">
      <style:graphic-properties draw:fill="solid" draw:fill-color="#ffffcc" draw:textarea-horizontal-align="center" draw:textarea-vertical-align="middle" style:run-through="foreground"/>
    </style:style>
    <style:style style:name="gr30" style:family="graphic">
      <style:graphic-properties draw:stroke="none" svg:stroke-color="#000000" draw:fill="none" draw:fill-color="#ffffff" fo:min-height="0.813cm" style:run-through="foreground"/>
    </style:style>
    <style:style style:name="gr31" style:family="graphic">
      <style:graphic-properties draw:stroke="none" svg:stroke-color="#000000" draw:fill="none" draw:fill-color="#ffffff" fo:min-height="0.926cm" style:run-through="foreground"/>
    </style:style>
    <style:style style:name="gr32" style:family="graphic">
      <style:graphic-properties draw:stroke="none" svg:stroke-color="#000000" draw:fill="none" draw:fill-color="#ffffff" fo:min-height="0.766cm" style:run-through="foreground"/>
    </style:style>
    <style:style style:name="gr33" style:family="graphic">
      <style:graphic-properties draw:stroke="none" svg:stroke-color="#000000" draw:fill="none" draw:fill-color="#ffffff" fo:min-height="0.453cm" style:run-through="foreground"/>
    </style:style>
    <style:style style:name="gr34" style:family="graphic">
      <style:graphic-properties svg:stroke-color="#000000" draw:fill="none" draw:textarea-horizontal-align="center" draw:textarea-vertical-align="middle" style:run-through="foreground"/>
    </style:style>
    <style:style style:name="gr35" style:family="graphic">
      <style:graphic-properties svg:stroke-color="#000000" draw:marker-end="" draw:marker-end-width="0.15cm" draw:textarea-horizontal-align="center" draw:textarea-vertical-align="middle" style:run-through="foreground"/>
    </style:style>
    <style:style style:name="gr36" style:family="graphic">
      <style:graphic-properties draw:stroke="none" svg:stroke-color="#000000" draw:fill="none" draw:fill-color="#ffffff" fo:min-height="3.344cm" style:run-through="foreground"/>
    </style:style>
    <style:style style:name="gr37" style:family="graphic">
      <style:graphic-properties draw:stroke="none" svg:stroke-color="#000000" draw:fill="none" draw:fill-color="#ffffff" fo:min-height="0.841cm" style:run-through="foreground"/>
    </style:style>
    <style:style style:name="gr38" style:family="graphic">
      <style:graphic-properties svg:stroke-color="#000000" draw:fill="none" draw:textarea-vertical-align="middle" draw:auto-grow-height="false" fo:min-height="1.321cm" fo:min-width="0.88cm" style:run-through="foreground"/>
    </style:style>
    <style:style style:name="gr39" style:family="graphic">
      <style:graphic-properties draw:stroke="none" svg:stroke-color="#000000" draw:fill="none" draw:fill-color="#ffffff" fo:min-height="0.526cm" style:run-through="foreground"/>
    </style:style>
    <style:style style:name="gr40" style:family="graphic">
      <style:graphic-properties draw:stroke="none" svg:stroke-color="#000000" draw:fill="none" draw:fill-color="#ffffff" fo:min-height="0.328cm" style:run-through="foreground"/>
    </style:style>
    <style:style style:name="gr41" style:family="graphic">
      <style:graphic-properties draw:stroke="none" svg:stroke-color="#000000" draw:fill="none" draw:fill-color="#ffffff" fo:min-height="0.559cm" style:run-through="foreground"/>
    </style:style>
    <style:style style:name="gr42" style:family="graphic">
      <style:graphic-properties draw:stroke="none" svg:stroke-color="#000000" draw:fill="none" draw:fill-color="#ffffff" fo:min-height="0.734cm" style:run-through="foreground"/>
    </style:style>
    <style:style style:name="gr43" style:family="graphic">
      <style:graphic-properties draw:textarea-horizontal-align="center" draw:textarea-vertical-align="middle" style:run-through="foreground"/>
    </style:style>
    <style:style style:name="gr44" style:family="graphic">
      <style:graphic-properties draw:stroke="none" svg:stroke-color="#000000" draw:fill="none" draw:fill-color="#ffffff" fo:min-height="0.861cm" style:run-through="foreground"/>
    </style:style>
    <style:style style:name="gr45" style:family="graphic">
      <style:graphic-properties draw:stroke="none" svg:stroke-color="#000000" draw:fill="none" draw:fill-color="#ffffff" fo:min-height="0.868cm" style:run-through="foreground"/>
    </style:style>
    <style:style style:name="gr46" style:family="graphic">
      <style:graphic-properties draw:stroke="none" svg:stroke-color="#000000" draw:fill="none" draw:fill-color="#ffffff" fo:min-height="0.866cm" style:run-through="foreground"/>
    </style:style>
    <style:style style:name="gr47" style:family="graphic">
      <style:graphic-properties draw:stroke="none" svg:stroke-color="#000000" draw:fill="none" draw:fill-color="#ffffff" fo:min-height="1.004cm" style:run-through="foreground"/>
    </style:style>
    <style:style style:name="gr48" style:family="graphic">
      <style:graphic-properties draw:stroke="none" svg:stroke-color="#000000" draw:fill="none" draw:fill-color="#ffffff" fo:min-height="1.307cm" style:run-through="foreground"/>
    </style:style>
    <style:style style:name="gr49" style:family="graphic">
      <style:graphic-properties draw:stroke="none" svg:stroke-color="#000000" draw:fill="none" draw:fill-color="#ffffff" fo:min-height="3.671cm" style:run-through="foreground"/>
    </style:style>
    <style:style style:name="gr50" style:family="graphic">
      <style:graphic-properties draw:stroke="none" svg:stroke-color="#000000" draw:fill="none" draw:fill-color="#ffffff" fo:min-height="2.316cm" style:run-through="foreground"/>
    </style:style>
    <style:style style:name="gr51" style:family="graphic">
      <style:graphic-properties draw:stroke="none" svg:stroke-color="#000000" draw:fill="none" draw:fill-color="#ffffff" fo:min-height="1.713cm" style:run-through="foreground"/>
    </style:style>
    <style:style style:name="gr52" style:family="graphic">
      <style:graphic-properties draw:stroke="dash" draw:stroke-dash="Ultrafine_20_2_20_Dots_20_3_20_Dashes" draw:fill="none" draw:textarea-horizontal-align="center" draw:textarea-vertical-align="middle" style:run-through="foreground"/>
    </style:style>
    <style:style style:name="gr53" style:family="graphic">
      <style:graphic-properties draw:stroke="dash" draw:stroke-dash="Ultrafine_20_2_20_Dots_20_3_20_Dashes" svg:stroke-color="#000000" draw:fill="none" draw:textarea-horizontal-align="center" draw:textarea-vertical-align="middle" style:run-through="foreground"/>
    </style:style>
    <style:style style:name="gr54" style:family="graphic">
      <style:graphic-properties draw:fill="solid" draw:fill-color="#dddddd" draw:textarea-horizontal-align="justify" draw:textarea-vertical-align="middle" draw:auto-grow-height="false" fo:min-height="0cm" fo:min-width="0cm" style:run-through="foreground"/>
    </style:style>
    <style:style style:name="gr55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56" style:family="graphic">
      <style:graphic-properties draw:stroke="none" svg:stroke-color="#000000" draw:fill="none" draw:fill-color="#ffffff" fo:min-height="0.512cm" style:run-through="foreground"/>
    </style:style>
    <style:style style:name="gr57" style:family="graphic">
      <style:graphic-properties draw:stroke="none" svg:stroke-color="#000000" draw:fill="none" draw:fill-color="#ffffff" fo:min-height="2.053cm" style:run-through="foreground"/>
    </style:style>
    <style:style style:name="gr58" style:family="graphic">
      <style:graphic-properties draw:fill="solid" draw:fill-color="#ffffff" draw:textarea-horizontal-align="center" draw:textarea-vertical-align="middle" style:run-through="foreground"/>
    </style:style>
    <style:style style:name="gr59" style:family="graphic">
      <style:graphic-properties draw:stroke="none" svg:stroke-color="#000000" draw:fill="none" draw:fill-color="#ffffff" fo:min-height="2.392cm" style:run-through="foreground"/>
    </style:style>
    <style:style style:name="gr60" style:family="graphic">
      <style:graphic-properties draw:stroke="none" svg:stroke-color="#000000" draw:fill="none" draw:fill-color="#ffffff" fo:min-height="0.37cm" style:run-through="foreground"/>
    </style:style>
    <style:style style:name="gr61" style:family="graphic">
      <style:graphic-properties svg:stroke-color="#000000" draw:fill="solid" draw:fill-color="#ddddd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stroke="none" svg:stroke-color="#000000" draw:fill="none" draw:fill-color="#ffffff" fo:min-height="0.51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svg:stroke-color="#000000" draw:fill="none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stroke="none" svg:stroke-color="#000000" draw:fill="none" draw:fill-color="#ffffff" fo:min-height="2.11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fill="solid" draw:fill-color="#dddddd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fill="solid" draw:fill-color="#ffff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stroke="none" svg:stroke-color="#000000" draw:fill="none" draw:fill-color="#ffffff" fo:min-height="2.39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stroke="none" svg:stroke-color="#000000" draw:fill="none" draw:fill-color="#ffffff" fo:min-height="0.3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stroke="none" svg:stroke-color="#000000" draw:fill="none" draw:fill-color="#ffffff" fo:min-height="0.654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User Guide</text:p>
      <text:p text:style-name="P15">FSK_COM_STACK</text:p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7"><text:a xlink:type="simple" xlink:href="#__RefHeading___Toc2094_2496697646" text:style-name="Index_20_Link" text:visited-style-name="Index_20_Link">1.Architecture de la pile de communication<text:tab/>2</text:a></text:p>
          <text:p text:style-name="P17"><text:a xlink:type="simple" xlink:href="#__RefHeading__3608_383917237" text:style-name="Index_20_Link" text:visited-style-name="Index_20_Link">2.Couches physique<text:tab/>3</text:a></text:p>
          <text:p text:style-name="P20"><text:a xlink:type="simple" xlink:href="#__RefHeading__2985_1991712051" text:style-name="Index_20_Link" text:visited-style-name="Index_20_Link">2.1.Vue d'ensemble <text:tab/>3</text:a></text:p>
          <text:p text:style-name="P20"><text:a xlink:type="simple" xlink:href="#__RefHeading__2987_1991712051" text:style-name="Index_20_Link" text:visited-style-name="Index_20_Link">2.2.Description des fonctions <text:tab/>4</text:a></text:p>
          <text:p text:style-name="P20"><text:a xlink:type="simple" xlink:href="#__RefHeading__3610_383917237" text:style-name="Index_20_Link" text:visited-style-name="Index_20_Link">2.3.Le flux de données <text:tab/>6</text:a></text:p>
          <text:p text:style-name="P17"><text:a xlink:type="simple" xlink:href="#__RefHeading__3709_1911959542" text:style-name="Index_20_Link" text:visited-style-name="Index_20_Link">3.La couche MAC<text:tab/>7</text:a></text:p>
          <text:p text:style-name="P20"><text:a xlink:type="simple" xlink:href="#__RefHeading__3711_1911959542" text:style-name="Index_20_Link" text:visited-style-name="Index_20_Link">3.1.Vue d'ensemble<text:tab/>7</text:a></text:p>
          <text:p text:style-name="P20"><text:a xlink:type="simple" xlink:href="#__RefHeading__3713_1911959542" text:style-name="Index_20_Link" text:visited-style-name="Index_20_Link">3.2.Les fonctions de la couche MAC<text:tab/>7</text:a></text:p>
          <text:p text:style-name="P20"><text:a xlink:type="simple" xlink:href="#__RefHeading__3715_1911959542" text:style-name="Index_20_Link" text:visited-style-name="Index_20_Link">3.3.Les flux de donnée <text:tab/>8</text:a></text:p>
          <text:p text:style-name="P20"><text:a xlink:type="simple" xlink:href="#__RefHeading__684_2115338687" text:style-name="Index_20_Link" text:visited-style-name="Index_20_Link">3.4.Les erreurs <text:tab/>9</text:a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1" text:outline-level="1"><text:bookmark-start text:name="__RefHeading___Toc2094_2496697646"/><text:soft-page-break/>Architecture de la pile de communication<text:bookmark-end text:name="__RefHeading___Toc2094_2496697646"/></text:h>
      <text:p text:style-name="Text_20_body"><text:span text:style-name="T11"/></text:p>
      <text:p text:style-name="P27"><text:span text:style-name="T8">Sur le schéma ci-dessous, les données applications sont détaillées. Cela peut prêter à confusion. Si l'on s'en tient à l'aspect couche MAC, l'encapsulation « générique » est le suivant :</text:span></text:p>
      <text:p text:style-name="P27"><text:span text:style-name="T8"/></text:p>
      <text:p text:style-name="P24"><text:span text:style-name="T4">Phy Frame (</text:span><text:span text:style-name="T5">ce qui remonte de l'USART et qui arrive en couche </text:span><text:span text:style-name="T4">PhyUART</text:span><text:span text:style-name="T5">) : |#####|Len|</text:span><text:span text:style-name="T6">Data</text:span><text:span text:style-name="T5">|CheckSum|</text:span></text:p>
      <text:p text:style-name="P25">MACFrame<text:span text:style-name="T5"> (ce qui parvient à la couche MAC) : </text:span><text:span text:style-name="T6">|Data|</text:span><text:span text:style-name="T5"> = |Org@|Dest@|</text:span><text:span text:style-name="T9">Len'|Data'</text:span><text:span text:style-name="T5">|</text:span></text:p>
      <text:p text:style-name="P24"><text:span text:style-name="T4">AppliFrame </text:span>(ce qui remonte à l'application)  <text:span text:style-name="T9">|Data'|, Len'</text:span><text:span text:style-name="T5"> et Org@ </text:span><text:span text:style-name="T10">(Dest@ est obligatoirement My)</text:span></text:p>
      <text:p text:style-name="P3"/>
      <text:p text:style-name="P3">Dans l'implémentation, la couche MAC est finalement agglomérée à la couche PhyUART sous le nom de MACPhyUART.c/.h</text:p>
      <text:p text:style-name="P3"/>
      <text:p text:style-name="P3"/>
      <text:p text:style-name="P3"/>
      <text:p text:style-name="P3"><draw:g text:anchor-type="paragraph" draw:z-index="1" draw:style-name="gr2"><draw:g draw:name="DrawObject 1" draw:style-name="gr3"><draw:custom-shape draw:name="Forme 4" draw:style-name="gr4" svg:width="3.193cm" svg:height="0.9cm" svg:x="6.761cm" svg:y="9.035cm"><text:p/><draw:enhanced-geometry svg:viewBox="0 0 21600 21600" draw:type="rectangle" draw:enhanced-path="M 0 0 L 21600 0 21600 21600 0 21600 0 0 Z N"/></draw:custom-shape><draw:frame draw:name="Cadre de texte 9" draw:style-name="gr5" draw:text-style-name="P29" svg:width="2.911cm" svg:height="0.408cm" svg:x="7.042cm" svg:y="9.225cm"><draw:text-box><text:p><text:span text:style-name="T15">UART (Phy 2)</text:span></text:p></draw:text-box></draw:frame></draw:g><draw:g draw:name="DrawObject 2" draw:style-name="gr3"><draw:custom-shape draw:name="Forme 7" draw:style-name="gr6" svg:width="3.193cm" svg:height="0.9cm" svg:x="6.707cm" svg:y="2.628cm"><text:p/><draw:enhanced-geometry svg:viewBox="0 0 21600 21600" draw:type="rectangle" draw:enhanced-path="M 0 0 L 21600 0 21600 21600 0 21600 0 0 Z N"/></draw:custom-shape><draw:frame draw:name="Cadre de texte 11" draw:style-name="gr7" draw:text-style-name="P29" svg:width="2.911cm" svg:height="0.408cm" svg:x="6.987cm" svg:y="2.819cm"><draw:text-box><text:p><text:span text:style-name="T15">MAC (My@)</text:span></text:p></draw:text-box></draw:frame></draw:g><draw:g draw:name="DrawObject 4" draw:style-name="gr3"><draw:custom-shape draw:name="Forme 9" draw:style-name="gr6" svg:width="3.193cm" svg:height="0.9cm" svg:x="6.564cm" svg:y="0.106cm"><text:p/><draw:enhanced-geometry svg:viewBox="0 0 21600 21600" draw:type="rectangle" draw:enhanced-path="M 0 0 L 21600 0 21600 21600 0 21600 0 0 Z N"/></draw:custom-shape><draw:frame draw:name="Cadre de texte 12" draw:style-name="gr7" draw:text-style-name="P29" svg:width="2.911cm" svg:height="0.408cm" svg:x="6.844cm" svg:y="0.297cm"><draw:text-box><text:p><text:span text:style-name="T15">Application</text:span></text:p></draw:text-box></draw:frame></draw:g><draw:g draw:name="DrawObject 5" draw:style-name="gr3"><draw:custom-shape draw:name="Forme 10" draw:style-name="gr4" svg:width="3.193cm" svg:height="0.9cm" svg:x="6.763cm" svg:y="11.256cm"><text:p/><draw:enhanced-geometry svg:viewBox="0 0 21600 21600" draw:type="rectangle" draw:enhanced-path="M 0 0 L 21600 0 21600 21600 0 21600 0 0 Z N"/></draw:custom-shape><draw:frame draw:name="Cadre de texte 14" draw:style-name="gr5" draw:text-style-name="P29" svg:width="2.911cm" svg:height="0.408cm" svg:x="7.043cm" svg:y="11.448cm"><draw:text-box><text:p><text:span text:style-name="T15">FSK (Phy 1)</text:span></text:p></draw:text-box></draw:frame></draw:g><draw:g draw:name="DrawObject6" draw:style-name="gr3"><draw:line draw:name="Ligne verticale 2" draw:style-name="gr8" draw:text-style-name="P30" svg:x1="7.29cm" svg:y1="1.358cm" svg:x2="7.29cm" svg:y2="2.628cm"><text:p/></draw:line><draw:frame draw:name="Cadre de texte 22" draw:style-name="gr9" draw:text-style-name="P31" svg:width="1.71cm" svg:height="0.989cm" svg:x="5.474cm" svg:y="1.641cm"><draw:text-box><text:p><text:span text:style-name="T16">- request</text:span></text:p><text:p><text:span text:style-name="T16">- AsyMssg</text:span></text:p></draw:text-box></draw:frame><draw:line draw:name="Ligne verticale 3" draw:style-name="gr8" draw:text-style-name="P30" svg:x1="9.123cm" svg:y1="2.628cm" svg:x2="9.105cm" svg:y2="1.358cm"><text:p/></draw:line><draw:frame draw:name="Cadre de texte 23" draw:style-name="gr9" draw:text-style-name="P31" svg:width="1.71cm" svg:height="0.989cm" svg:x="9.301cm" svg:y="1.641cm"><draw:text-box><text:p><text:span text:style-name="T16">- data</text:span></text:p><text:p><text:span text:style-name="T16">- Ack</text:span></text:p></draw:text-box></draw:frame></draw:g><draw:g draw:name="DrawObject 6" draw:style-name="gr3"><draw:line draw:name="Ligne verticale 5" draw:style-name="gr8" draw:text-style-name="P30" svg:x1="7.29cm" svg:y1="3.574cm" svg:x2="7.29cm" svg:y2="4.844cm"><text:p/></draw:line><draw:frame draw:name="Cadre de texte 24" draw:style-name="gr9" draw:text-style-name="P31" svg:width="1.71cm" svg:height="0.989cm" svg:x="5.474cm" svg:y="3.856cm"><draw:text-box><text:p><text:span text:style-name="T16">- request</text:span></text:p><text:p><text:span text:style-name="T16">- AsyMssg</text:span></text:p></draw:text-box></draw:frame><draw:line draw:name="Ligne verticale 6" draw:style-name="gr8" draw:text-style-name="P30" svg:x1="9.123cm" svg:y1="4.844cm" svg:x2="9.105cm" svg:y2="3.574cm"><text:p/></draw:line><draw:frame draw:name="Cadre de texte 25" draw:style-name="gr9" draw:text-style-name="P31" svg:width="1.71cm" svg:height="0.989cm" svg:x="9.301cm" svg:y="3.856cm"><draw:text-box><text:p><text:span text:style-name="T16">- data</text:span></text:p><text:p><text:span text:style-name="T16">- Ack</text:span></text:p></draw:text-box></draw:frame></draw:g><draw:g draw:name="DrawObject 7" draw:style-name="gr3"><draw:line draw:name="Ligne verticale 7" draw:style-name="gr8" draw:text-style-name="P30" svg:x1="7.31cm" svg:y1="9.986cm" svg:x2="7.31cm" svg:y2="11.256cm"><text:p/></draw:line><draw:frame draw:name="Cadre de texte 26" draw:style-name="gr9" draw:text-style-name="P31" svg:width="1.71cm" svg:height="0.989cm" svg:x="5.495cm" svg:y="10.268cm"><draw:text-box><text:p><text:span text:style-name="T16">- request</text:span></text:p><text:p><text:span text:style-name="T16">- AsyMssg</text:span></text:p></draw:text-box></draw:frame><draw:line draw:name="Ligne verticale 8" draw:style-name="gr8" draw:text-style-name="P30" svg:x1="9.143cm" svg:y1="11.256cm" svg:x2="9.125cm" svg:y2="9.986cm"><text:p/></draw:line><draw:frame draw:name="Cadre de texte 27" draw:style-name="gr9" draw:text-style-name="P31" svg:width="1.71cm" svg:height="0.989cm" svg:x="9.322cm" svg:y="10.268cm"><draw:text-box><text:p><text:span text:style-name="T16">- data</text:span></text:p><text:p><text:span text:style-name="T16">- Ack</text:span></text:p></draw:text-box></draw:frame></draw:g><draw:g draw:name="DrawObject8" draw:style-name="gr3"><draw:path draw:name="Forme52" draw:style-name="gr10" draw:text-style-name="P30" svg:width="0.115cm" svg:height="0.286cm" svg:x="11.09cm" svg:y="11.06cm" svg:viewBox="0 0 116 287" svg:d="M0 287c58-646 116 0 116 0"><text:p/></draw:path><draw:path draw:name="Forme53" draw:style-name="gr10" draw:text-style-name="P30" svg:width="0.115cm" svg:height="0.286cm" svg:x="11.206cm" svg:y="11.344cm" svg:viewBox="0 0 116 287" svg:d="M0 0c58 645 116 0 116 0"><text:p/></draw:path><draw:path draw:name="Forme54" draw:style-name="gr10" draw:text-style-name="P30" svg:width="0.115cm" svg:height="0.286cm" svg:x="11.321cm" svg:y="11.06cm" svg:viewBox="0 0 116 287" svg:d="M0 287c58-646 116 0 116 0"><text:p/></draw:path><draw:path draw:name="Forme55" draw:style-name="gr10" draw:text-style-name="P30" svg:width="0.115cm" svg:height="0.286cm" svg:x="11.438cm" svg:y="11.344cm" svg:viewBox="0 0 116 287" svg:d="M0 0c58 645 116 0 116 0"><text:p/></draw:path><draw:path draw:name="Forme56" draw:style-name="gr10" draw:text-style-name="P30" svg:width="0.115cm" svg:height="0.286cm" svg:x="11.553cm" svg:y="11.06cm" svg:viewBox="0 0 116 287" svg:d="M0 287c58-646 116 0 116 0"><text:p/></draw:path><draw:path draw:name="Forme57" draw:style-name="gr10" draw:text-style-name="P30" svg:width="0.115cm" svg:height="0.286cm" svg:x="11.67cm" svg:y="11.344cm" svg:viewBox="0 0 116 287" svg:d="M0 0c58 645 116 0 116 0"><text:p/></draw:path><draw:path draw:name="Forme58" draw:style-name="gr10" draw:text-style-name="P30" svg:width="0.115cm" svg:height="0.286cm" svg:x="11.785cm" svg:y="11.06cm" svg:viewBox="0 0 116 287" svg:d="M0 287c58-646 116 0 116 0"><text:p/></draw:path><draw:path draw:name="Forme63" draw:style-name="gr10" draw:text-style-name="P30" svg:width="0.073cm" svg:height="0.286cm" svg:x="11.908cm" svg:y="11.344cm" svg:viewBox="0 0 74 287" svg:d="M0 0c37 645 74 0 74 0"><text:p/></draw:path><draw:path draw:name="Forme64" draw:style-name="gr10" draw:text-style-name="P30" svg:width="0.073cm" svg:height="0.286cm" svg:x="11.984cm" svg:y="11.06cm" svg:viewBox="0 0 74 287" svg:d="M0 287c37-646 74 0 74 0"><text:p/></draw:path><draw:path draw:name="Forme65" draw:style-name="gr10" draw:text-style-name="P30" svg:width="0.073cm" svg:height="0.286cm" svg:x="12.058cm" svg:y="11.344cm" svg:viewBox="0 0 74 287" svg:d="M0 0c37 645 74 0 74 0"><text:p/></draw:path><draw:path draw:name="Forme66" draw:style-name="gr10" draw:text-style-name="P30" svg:width="0.073cm" svg:height="0.286cm" svg:x="12.132cm" svg:y="11.06cm" svg:viewBox="0 0 74 287" svg:d="M0 287c37-646 74 0 74 0"><text:p/></draw:path><draw:path draw:name="Forme67" draw:style-name="gr10" draw:text-style-name="P30" svg:width="0.073cm" svg:height="0.286cm" svg:x="12.208cm" svg:y="11.344cm" svg:viewBox="0 0 74 287" svg:d="M0 0c37 645 74 0 74 0"><text:p/></draw:path><draw:path draw:name="Forme68" draw:style-name="gr10" draw:text-style-name="P30" svg:width="0.073cm" svg:height="0.286cm" svg:x="12.282cm" svg:y="11.06cm" svg:viewBox="0 0 74 287" svg:d="M0 287c37-646 74 0 74 0"><text:p/></draw:path><draw:path draw:name="Forme69" draw:style-name="gr10" draw:text-style-name="P30" svg:width="0.073cm" svg:height="0.286cm" svg:x="12.353cm" svg:y="11.344cm" svg:viewBox="0 0 74 287" svg:d="M0 0c37 645 74 0 74 0"><text:p/></draw:path><draw:path draw:name="Forme75" draw:style-name="gr11" draw:text-style-name="P30" svg:width="0.115cm" svg:height="0.286cm" svg:x="11.321cm" svg:y="11.06cm" svg:viewBox="0 0 116 287" svg:d="M0 287c58-646 116 0 116 0"><text:p/></draw:path><draw:path draw:name="Forme76" draw:style-name="gr11" draw:text-style-name="P30" svg:width="0.115cm" svg:height="0.286cm" svg:x="11.438cm" svg:y="11.344cm" svg:viewBox="0 0 116 287" svg:d="M0 0c58 645 116 0 116 0"><text:p/></draw:path><draw:path draw:name="Forme77" draw:style-name="gr11" draw:text-style-name="P30" svg:width="0.115cm" svg:height="0.286cm" svg:x="11.555cm" svg:y="11.06cm" svg:viewBox="0 0 116 287" svg:d="M0 287c58-646 116 0 116 0"><text:p/></draw:path><draw:path draw:name="Forme78" draw:style-name="gr11" draw:text-style-name="P30" svg:width="0.115cm" svg:height="0.286cm" svg:x="11.67cm" svg:y="11.344cm" svg:viewBox="0 0 116 287" svg:d="M0 0c58 645 116 0 116 0"><text:p/></draw:path><draw:path draw:name="Forme79" draw:style-name="gr11" draw:text-style-name="P30" svg:width="0.115cm" svg:height="0.286cm" svg:x="11.785cm" svg:y="11.06cm" svg:viewBox="0 0 116 287" svg:d="M0 287c58-646 116 0 116 0"><text:p/></draw:path><draw:path draw:name="Forme84" draw:style-name="gr11" draw:text-style-name="P30" svg:width="0.073cm" svg:height="0.286cm" svg:x="11.908cm" svg:y="11.344cm" svg:viewBox="0 0 74 287" svg:d="M0 0c37 645 74 0 74 0"><text:p/></draw:path><draw:path draw:name="Forme85" draw:style-name="gr11" draw:text-style-name="P30" svg:width="0.073cm" svg:height="0.286cm" svg:x="11.984cm" svg:y="11.06cm" svg:viewBox="0 0 74 287" svg:d="M0 287c37-646 74 0 74 0"><text:p/></draw:path><draw:path draw:name="Forme86" draw:style-name="gr11" draw:text-style-name="P30" svg:width="0.073cm" svg:height="0.286cm" svg:x="12.058cm" svg:y="11.344cm" svg:viewBox="0 0 74 287" svg:d="M0 0c37 645 74 0 74 0"><text:p/></draw:path><draw:g draw:name="Forme87" draw:style-name="gr3"><draw:path draw:style-name="gr11" draw:text-style-name="P30" svg:width="0.115cm" svg:height="0.286cm" svg:x="11.09cm" svg:y="11.06cm" svg:viewBox="0 0 116 287" svg:d="M0 287c58-646 116 0 116 0"><text:p/></draw:path><draw:path draw:style-name="gr11" draw:text-style-name="P30" svg:width="0.115cm" svg:height="0.286cm" svg:x="11.206cm" svg:y="11.344cm" svg:viewBox="0 0 116 287" svg:d="M0 0c58 645 116 0 116 0"><text:p/></draw:path></draw:g><draw:path draw:name="Forme102" draw:style-name="gr11" draw:text-style-name="P30" svg:width="0.073cm" svg:height="0.286cm" svg:x="12.058cm" svg:y="11.344cm" svg:viewBox="0 0 74 287" svg:d="M74 0c-37 645-74 0-74 0"><text:p/></draw:path><draw:path draw:name="Forme103" draw:style-name="gr11" draw:text-style-name="P30" svg:width="0.073cm" svg:height="0.291cm" svg:x="12.132cm" svg:y="11.055cm" svg:viewBox="0 0 74 292" svg:d="M0 292c37-656 74 0 74 0"><text:p/></draw:path><draw:path draw:name="Forme104" draw:style-name="gr11" draw:text-style-name="P30" svg:width="0.074cm" svg:height="0.286cm" svg:x="12.282cm" svg:y="11.06cm" svg:viewBox="0 0 75 287" svg:d="M75 287c-38-646-75 0-75 0"><text:p/></draw:path><draw:path draw:name="Forme105" draw:style-name="gr11" draw:text-style-name="P30" svg:width="0.074cm" svg:height="0.286cm" svg:x="12.208cm" svg:y="11.344cm" svg:viewBox="0 0 75 287" svg:d="M75 0c-38 645-75 0-75 0"><text:p/></draw:path><draw:path draw:name="Forme107" draw:style-name="gr11" draw:text-style-name="P30" svg:width="0.074cm" svg:height="0.286cm" svg:x="12.353cm" svg:y="11.344cm" svg:viewBox="0 0 75 287" svg:d="M75 0c-38 645-75 0-75 0"><text:p/></draw:path><draw:path draw:name="Forme111" draw:style-name="gr11" draw:text-style-name="P30" svg:width="0.115cm" svg:height="0.286cm" svg:x="11.321cm" svg:y="11.06cm" svg:viewBox="0 0 116 287" svg:d="M0 287c58-646 116 0 116 0"><text:p/></draw:path><draw:path draw:name="Forme112" draw:style-name="gr11" draw:text-style-name="P30" svg:width="0.115cm" svg:height="0.286cm" svg:x="11.438cm" svg:y="11.344cm" svg:viewBox="0 0 116 287" svg:d="M0 0c58 645 116 0 116 0"><text:p/></draw:path></draw:g><draw:line draw:name="Ligne 8" draw:style-name="gr12" draw:text-style-name="P30" svg:x1="9.924cm" svg:y1="11.508cm" svg:x2="10.901cm" svg:y2="11.522cm"><text:p/></draw:line><draw:line draw:name="Ligne 9" draw:style-name="gr12" draw:text-style-name="P30" svg:x1="11.085cm" svg:y1="11.944cm" svg:x2="9.954cm" svg:y2="11.944cm"><text:p/></draw:line><draw:g draw:name="DrawObject 8" draw:style-name="gr3"><draw:path draw:name="Forme 31" draw:style-name="gr10" draw:text-style-name="P30" svg:width="0.106cm" svg:height="0.036cm" svg:x="11.185cm" svg:y="11.91cm" svg:viewBox="0 0 107 37" svg:d="M0 37c54-83 107 0 107 0"><text:p/></draw:path><draw:path draw:name="Forme 32" draw:style-name="gr10" draw:text-style-name="P30" svg:width="0.106cm" svg:height="0.036cm" svg:x="11.291cm" svg:y="11.945cm" svg:viewBox="0 0 107 37" svg:d="M0 0c53 83 107 0 107 0"><text:p/></draw:path><draw:path draw:name="Forme 33" draw:style-name="gr10" draw:text-style-name="P30" svg:width="0.106cm" svg:height="0.036cm" svg:x="11.4cm" svg:y="11.91cm" svg:viewBox="0 0 107 37" svg:d="M0 37c54-83 107 0 107 0"><text:p/></draw:path><draw:path draw:name="Forme 34" draw:style-name="gr10" draw:text-style-name="P30" svg:width="0.106cm" svg:height="0.036cm" svg:x="11.506cm" svg:y="11.945cm" svg:viewBox="0 0 107 37" svg:d="M0 0c53 83 107 0 107 0"><text:p/></draw:path><draw:path draw:name="Forme 35" draw:style-name="gr10" draw:text-style-name="P30" svg:width="0.106cm" svg:height="0.036cm" svg:x="11.612cm" svg:y="11.91cm" svg:viewBox="0 0 107 37" svg:d="M0 37c54-83 107 0 107 0"><text:p/></draw:path><draw:path draw:name="Forme 36" draw:style-name="gr10" draw:text-style-name="P30" svg:width="0.106cm" svg:height="0.036cm" svg:x="11.718cm" svg:y="11.945cm" svg:viewBox="0 0 107 37" svg:d="M0 0c53 83 107 0 107 0"><text:p/></draw:path><draw:path draw:name="Forme 37" draw:style-name="gr10" draw:text-style-name="P30" svg:width="0.106cm" svg:height="0.036cm" svg:x="11.827cm" svg:y="11.91cm" svg:viewBox="0 0 107 37" svg:d="M0 37c54-83 107 0 107 0"><text:p/></draw:path><draw:path draw:name="Forme 38" draw:style-name="gr10" draw:text-style-name="P30" svg:width="0.068cm" svg:height="0.036cm" svg:x="11.94cm" svg:y="11.945cm" svg:viewBox="0 0 69 37" svg:d="M0 0c34 83 69 0 69 0"><text:p/></draw:path><draw:path draw:name="Forme 39" draw:style-name="gr10" draw:text-style-name="P30" svg:width="0.068cm" svg:height="0.036cm" svg:x="12.009cm" svg:y="11.91cm" svg:viewBox="0 0 69 37" svg:d="M0 37c34-83 69 0 69 0"><text:p/></draw:path><draw:path draw:name="Forme 40" draw:style-name="gr10" draw:text-style-name="P30" svg:width="0.068cm" svg:height="0.036cm" svg:x="12.076cm" svg:y="11.945cm" svg:viewBox="0 0 69 37" svg:d="M0 0c34 83 69 0 69 0"><text:p/></draw:path><draw:path draw:name="Forme 41" draw:style-name="gr10" draw:text-style-name="P30" svg:width="0.068cm" svg:height="0.036cm" svg:x="12.146cm" svg:y="11.91cm" svg:viewBox="0 0 69 37" svg:d="M0 37c34-83 69 0 69 0"><text:p/></draw:path><draw:path draw:name="Forme 42" draw:style-name="gr10" draw:text-style-name="P30" svg:width="0.068cm" svg:height="0.036cm" svg:x="12.213cm" svg:y="11.945cm" svg:viewBox="0 0 69 37" svg:d="M0 0c34 83 69 0 69 0"><text:p/></draw:path><draw:path draw:name="Forme 43" draw:style-name="gr10" draw:text-style-name="P30" svg:width="0.068cm" svg:height="0.036cm" svg:x="12.283cm" svg:y="11.91cm" svg:viewBox="0 0 69 37" svg:d="M0 37c34-83 69 0 69 0"><text:p/></draw:path><draw:path draw:name="Forme 44" draw:style-name="gr10" draw:text-style-name="P30" svg:width="0.068cm" svg:height="0.036cm" svg:x="12.351cm" svg:y="11.945cm" svg:viewBox="0 0 69 37" svg:d="M0 0c34 83 69 0 69 0"><text:p/></draw:path><draw:path draw:name="Forme 45" draw:style-name="gr11" draw:text-style-name="P30" svg:width="0.106cm" svg:height="0.036cm" svg:x="11.4cm" svg:y="11.91cm" svg:viewBox="0 0 107 37" svg:d="M0 37c54-83 107 0 107 0"><text:p/></draw:path><draw:path draw:name="Forme 46" draw:style-name="gr11" draw:text-style-name="P30" svg:width="0.106cm" svg:height="0.036cm" svg:x="11.506cm" svg:y="11.945cm" svg:viewBox="0 0 107 37" svg:d="M0 0c53 83 107 0 107 0"><text:p/></draw:path><draw:path draw:name="Forme 47" draw:style-name="gr11" draw:text-style-name="P30" svg:width="0.106cm" svg:height="0.036cm" svg:x="11.612cm" svg:y="11.91cm" svg:viewBox="0 0 107 37" svg:d="M0 37c54-83 107 0 107 0"><text:p/></draw:path><draw:path draw:name="Forme 48" draw:style-name="gr11" draw:text-style-name="P30" svg:width="0.106cm" svg:height="0.036cm" svg:x="11.721cm" svg:y="11.945cm" svg:viewBox="0 0 107 37" svg:d="M0 0c53 83 107 0 107 0"><text:p/></draw:path><draw:path draw:name="Forme 49" draw:style-name="gr11" draw:text-style-name="P30" svg:width="0.106cm" svg:height="0.036cm" svg:x="11.827cm" svg:y="11.91cm" svg:viewBox="0 0 107 37" svg:d="M0 37c54-83 107 0 107 0"><text:p/></draw:path><draw:path draw:name="Forme 50" draw:style-name="gr11" draw:text-style-name="P30" svg:width="0.068cm" svg:height="0.036cm" svg:x="11.94cm" svg:y="11.945cm" svg:viewBox="0 0 69 37" svg:d="M0 0c34 83 69 0 69 0"><text:p/></draw:path><draw:path draw:name="Forme 51" draw:style-name="gr11" draw:text-style-name="P30" svg:width="0.068cm" svg:height="0.036cm" svg:x="12.009cm" svg:y="11.91cm" svg:viewBox="0 0 69 37" svg:d="M0 37c34-83 69 0 69 0"><text:p/></draw:path><draw:path draw:name="Forme 52" draw:style-name="gr11" draw:text-style-name="P30" svg:width="0.068cm" svg:height="0.036cm" svg:x="12.076cm" svg:y="11.945cm" svg:viewBox="0 0 69 37" svg:d="M0 0c34 83 69 0 69 0"><text:p/></draw:path><draw:g draw:name="Forme 53" draw:style-name="gr3"><draw:path draw:style-name="gr11" draw:text-style-name="P30" svg:width="0.106cm" svg:height="0.036cm" svg:x="11.185cm" svg:y="11.91cm" svg:viewBox="0 0 107 37" svg:d="M0 37c54-83 107 0 107 0"><text:p/></draw:path><draw:path draw:style-name="gr11" draw:text-style-name="P30" svg:width="0.106cm" svg:height="0.036cm" svg:x="11.291cm" svg:y="11.945cm" svg:viewBox="0 0 107 37" svg:d="M0 0c53 83 107 0 107 0"><text:p/></draw:path></draw:g><draw:path draw:name="Forme 54" draw:style-name="gr11" draw:text-style-name="P30" svg:width="0.068cm" svg:height="0.036cm" svg:x="12.076cm" svg:y="11.945cm" svg:viewBox="0 0 69 37" svg:d="M69 0c-35 83-69 0-69 0"><text:p/></draw:path><draw:path draw:name="Forme 55" draw:style-name="gr11" draw:text-style-name="P30" svg:width="0.068cm" svg:height="0.036cm" svg:x="12.146cm" svg:y="11.907cm" svg:viewBox="0 0 69 37" svg:d="M0 37c34-84 69 0 69 0"><text:p/></draw:path><draw:path draw:name="Forme 56" draw:style-name="gr11" draw:text-style-name="P30" svg:width="0.068cm" svg:height="0.036cm" svg:x="12.284cm" svg:y="11.91cm" svg:viewBox="0 0 69 37" svg:d="M69 37c-35-83-69 0-69 0"><text:p/></draw:path><draw:path draw:name="Forme 57" draw:style-name="gr11" draw:text-style-name="P30" svg:width="0.068cm" svg:height="0.036cm" svg:x="12.215cm" svg:y="11.945cm" svg:viewBox="0 0 69 37" svg:d="M69 0c-35 83-69 0-69 0"><text:p/></draw:path><draw:path draw:name="Forme 58" draw:style-name="gr11" draw:text-style-name="P30" svg:width="0.068cm" svg:height="0.036cm" svg:x="12.352cm" svg:y="11.945cm" svg:viewBox="0 0 69 37" svg:d="M69 0c-35 83-69 0-69 0"><text:p/></draw:path><draw:path draw:name="Forme 59" draw:style-name="gr11" draw:text-style-name="P30" svg:width="0.106cm" svg:height="0.036cm" svg:x="11.4cm" svg:y="11.91cm" svg:viewBox="0 0 107 37" svg:d="M0 37c54-83 107 0 107 0"><text:p/></draw:path><draw:path draw:name="Forme 60" draw:style-name="gr11" draw:text-style-name="P30" svg:width="0.106cm" svg:height="0.036cm" svg:x="11.506cm" svg:y="11.945cm" svg:viewBox="0 0 107 37" svg:d="M0 0c53 83 107 0 107 0"><text:p/></draw:path></draw:g><draw:g draw:name="DrawObject11" draw:style-name="gr3"><draw:line draw:name="Ligne 10" draw:style-name="gr13" draw:text-style-name="P30" svg:x1="3.085cm" svg:y1="10.52cm" svg:x2="3.352cm" svg:y2="10.52cm"><text:p/></draw:line><draw:line draw:name="Ligne 11" draw:style-name="gr13" draw:text-style-name="P30" svg:x1="3.35cm" svg:y1="10.841cm" svg:x2="3.35cm" svg:y2="10.52cm"><text:p/></draw:line><draw:line draw:name="Ligne 12" draw:style-name="gr13" draw:text-style-name="P30" svg:x1="3.35cm" svg:y1="10.841cm" svg:x2="3.508cm" svg:y2="10.841cm"><text:p/></draw:line><draw:line draw:name="Ligne 13" draw:style-name="gr13" draw:text-style-name="P30" svg:x1="3.507cm" svg:y1="10.841cm" svg:x2="3.507cm" svg:y2="10.52cm"><text:p/></draw:line><draw:custom-shape draw:name="Forme 11" draw:style-name="gr14" svg:width="0.165cm" svg:height="0.322cm" svg:x="3.51cm" svg:y="10.52cm"><text:p/><draw:enhanced-geometry svg:viewBox="0 0 21600 21600" draw:type="rectangle" draw:enhanced-path="M 0 0 L 21600 0 21600 21600 0 21600 0 0 Z N"/></draw:custom-shape><draw:custom-shape draw:name="Forme 12" draw:style-name="gr14" svg:width="0.165cm" svg:height="0.322cm" svg:x="3.674cm" svg:y="10.52cm"><text:p/><draw:enhanced-geometry svg:viewBox="0 0 21600 21600" draw:type="rectangle" draw:enhanced-path="M 0 0 L 21600 0 21600 21600 0 21600 0 0 Z N"/></draw:custom-shape><draw:line draw:name="Ligne 14" draw:style-name="gr13" draw:text-style-name="P30" svg:x1="3.836cm" svg:y1="10.841cm" svg:x2="3.836cm" svg:y2="10.52cm"><text:p/></draw:line><draw:custom-shape draw:name="Forme 13" draw:style-name="gr15" svg:width="0.167cm" svg:height="0.322cm" svg:x="3.838cm" svg:y="10.52cm"><text:p/><draw:enhanced-geometry svg:viewBox="0 0 21600 21600" draw:type="rectangle" draw:enhanced-path="M 0 0 L 21600 0 21600 21600 0 21600 0 0 Z N"/></draw:custom-shape><draw:custom-shape draw:name="Forme 14" draw:style-name="gr14" svg:width="0.165cm" svg:height="0.322cm" svg:x="4.004cm" svg:y="10.52cm"><text:p/><draw:enhanced-geometry svg:viewBox="0 0 21600 21600" draw:type="rectangle" draw:enhanced-path="M 0 0 L 21600 0 21600 21600 0 21600 0 0 Z N"/></draw:custom-shape><draw:line draw:name="Ligne 22" draw:style-name="gr13" draw:text-style-name="P30" svg:x1="4.165cm" svg:y1="10.841cm" svg:x2="4.165cm" svg:y2="10.52cm"><text:p/></draw:line><draw:custom-shape draw:name="Forme 15" draw:style-name="gr14" svg:width="0.165cm" svg:height="0.322cm" svg:x="4.168cm" svg:y="10.52cm"><text:p/><draw:enhanced-geometry svg:viewBox="0 0 21600 21600" draw:type="rectangle" draw:enhanced-path="M 0 0 L 21600 0 21600 21600 0 21600 0 0 Z N"/></draw:custom-shape><draw:custom-shape draw:name="Forme 16" draw:style-name="gr14" svg:width="0.165cm" svg:height="0.322cm" svg:x="4.332cm" svg:y="10.52cm"><text:p/><draw:enhanced-geometry svg:viewBox="0 0 21600 21600" draw:type="rectangle" draw:enhanced-path="M 0 0 L 21600 0 21600 21600 0 21600 0 0 Z N"/></draw:custom-shape><draw:line draw:name="Ligne 23" draw:style-name="gr13" draw:text-style-name="P30" svg:x1="4.495cm" svg:y1="10.841cm" svg:x2="4.495cm" svg:y2="10.52cm"><text:p/></draw:line><draw:custom-shape draw:name="Forme 17" draw:style-name="gr14" svg:width="0.165cm" svg:height="0.322cm" svg:x="4.496cm" svg:y="10.52cm"><text:p/><draw:enhanced-geometry svg:viewBox="0 0 21600 21600" draw:type="rectangle" draw:enhanced-path="M 0 0 L 21600 0 21600 21600 0 21600 0 0 Z N"/></draw:custom-shape><draw:custom-shape draw:name="Forme 18" draw:style-name="gr15" svg:width="0.167cm" svg:height="0.322cm" svg:x="4.66cm" svg:y="10.52cm"><text:p/><draw:enhanced-geometry svg:viewBox="0 0 21600 21600" draw:type="rectangle" draw:enhanced-path="M 0 0 L 21600 0 21600 21600 0 21600 0 0 Z N"/></draw:custom-shape><draw:line draw:name="Ligne 24" draw:style-name="gr13" draw:text-style-name="P30" svg:x1="4.826cm" svg:y1="10.52cm" svg:x2="5.093cm" svg:y2="10.52cm"><text:p/></draw:line></draw:g><draw:g draw:name="DrawObject 9" draw:style-name="gr3"><draw:custom-shape draw:name="Forme 19" draw:style-name="gr16" svg:width="3.193cm" svg:height="0.9cm" svg:x="6.618cm" svg:y="4.844cm"><text:p/><draw:enhanced-geometry svg:viewBox="0 0 21600 21600" draw:type="rectangle" draw:enhanced-path="M 0 0 L 21600 0 21600 21600 0 21600 0 0 Z N"/></draw:custom-shape><draw:frame draw:name="Cadre de texte 30" draw:style-name="gr17" draw:text-style-name="P29" svg:width="2.911cm" svg:height="0.408cm" svg:x="6.899cm" svg:y="5.034cm"><draw:text-box><text:p><text:span text:style-name="T15"><text:s text:c="2"/></text:span><text:span text:style-name="T15">PhyUART</text:span></text:p></draw:text-box></draw:frame></draw:g><draw:g draw:name="DrawObject 10" draw:style-name="gr3"><draw:line draw:name="Ligne verticale 4" draw:style-name="gr8" draw:text-style-name="P30" svg:x1="7.29cm" svg:y1="5.782cm" svg:x2="7.29cm" svg:y2="7.052cm"><text:p/></draw:line><draw:frame draw:name="Cadre de texte 31" draw:style-name="gr9" draw:text-style-name="P31" svg:width="1.71cm" svg:height="0.989cm" svg:x="5.474cm" svg:y="6.064cm"><draw:text-box><text:p><text:span text:style-name="T16">- request</text:span></text:p><text:p><text:span text:style-name="T16">- AsyMssg</text:span></text:p></draw:text-box></draw:frame><draw:line draw:name="Ligne verticale 9" draw:style-name="gr8" draw:text-style-name="P30" svg:x1="9.123cm" svg:y1="7.052cm" svg:x2="9.105cm" svg:y2="5.782cm"><text:p/></draw:line><draw:frame draw:name="Cadre de texte 32" draw:style-name="gr9" draw:text-style-name="P31" svg:width="1.71cm" svg:height="0.989cm" svg:x="9.301cm" svg:y="6.064cm"><draw:text-box><text:p><text:span text:style-name="T16">- data</text:span></text:p><text:p><text:span text:style-name="T16">- Ack</text:span></text:p></draw:text-box></draw:frame></draw:g><draw:frame draw:name="Cadre de texte 38" draw:style-name="gr18" draw:text-style-name="P28" svg:width="4.368cm" svg:height="0.981cm" svg:x="0.679cm" svg:y="1.279cm"><draw:text-box><text:p><text:span text:style-name="T12">ExchCtrle Frame</text:span></text:p><text:p><text:span text:style-name="T14">|Dest@|ID|Type_LenData|Data|Trial|</text:span></text:p><text:p><text:span text:style-name="T12"/></text:p></draw:text-box></draw:frame><draw:frame draw:name="Cadre de texte 33" draw:style-name="gr18" draw:text-style-name="P28" svg:width="5.231cm" svg:height="0.981cm" svg:x="0.244cm" svg:y="3.611cm"><draw:text-box><text:p><text:span text:style-name="T12">MAC Frame</text:span></text:p><text:p><text:span text:style-name="T14">|</text:span><text:span text:style-name="T13">My@</text:span><text:span text:style-name="T14">|Dest@|ID|Type_LenData|Data|Trial|</text:span></text:p><text:p><text:span text:style-name="T12"/></text:p></draw:text-box></draw:frame><draw:frame draw:name="Cadre de texte 35" draw:style-name="gr19" draw:text-style-name="P28" svg:width="6.467cm" svg:height="1.692cm" svg:x="10.509cm" svg:y="3.743cm"><draw:text-box><text:p><text:span text:style-name="T12">MAC Frame</text:span></text:p><text:p><text:span text:style-name="T14">|Org@|</text:span><text:span text:style-name="T13">Dest@</text:span><text:span text:style-name="T14">|ID|Type_LenData|Data|Trial|</text:span></text:p><text:p><text:span text:style-name="T12"/></text:p></draw:text-box></draw:frame><draw:frame draw:name="Cadre de texte 1" draw:style-name="gr18" draw:text-style-name="P28" svg:width="5.453cm" svg:height="0.981cm" svg:x="10.711cm" svg:y="1.395cm"><draw:text-box><text:p><text:span text:style-name="T12">ExchCtrle Frame</text:span></text:p><text:p><text:span text:style-name="T14">|Org@|ID|Type_LenData|Data|Trial|</text:span></text:p><text:p><text:span text:style-name="T12"/></text:p></draw:text-box></draw:frame><draw:frame draw:name="Cadre de texte 2" draw:style-name="gr20" draw:text-style-name="P28" svg:width="8.109cm" svg:height="1.308cm" svg:x="-0.82cm" svg:y="6.304cm"><draw:text-box><text:p><text:span text:style-name="T12">Phy Frame</text:span></text:p><text:p><text:span text:style-name="T13">|#####|Len</text:span><text:span text:style-name="T14">|Org@|Dest@|ID|Type_LenData|Data|Trial|</text:span><text:span text:style-name="T13">CheckSum|</text:span><text:span text:style-name="T14"> </text:span></text:p><text:p><text:span text:style-name="T12"/></text:p></draw:text-box></draw:frame><draw:g draw:name="DrawObject11" draw:style-name="gr3"><draw:line draw:name="Ligne 10" draw:style-name="gr13" draw:text-style-name="P30" svg:x1="10.749cm" svg:y1="10.268cm" svg:x2="11.016cm" svg:y2="10.268cm"><text:p/></draw:line><draw:line draw:name="Ligne 11" draw:style-name="gr13" draw:text-style-name="P30" svg:x1="11.015cm" svg:y1="10.589cm" svg:x2="11.015cm" svg:y2="10.268cm"><text:p/></draw:line><draw:line draw:name="Ligne 12" draw:style-name="gr13" draw:text-style-name="P30" svg:x1="11.015cm" svg:y1="10.589cm" svg:x2="11.173cm" svg:y2="10.589cm"><text:p/></draw:line><draw:line draw:name="Ligne 13" draw:style-name="gr13" draw:text-style-name="P30" svg:x1="11.174cm" svg:y1="10.589cm" svg:x2="11.174cm" svg:y2="10.268cm"><text:p/></draw:line><draw:custom-shape draw:name="Forme 11" draw:style-name="gr14" svg:width="0.165cm" svg:height="0.322cm" svg:x="11.173cm" svg:y="10.268cm"><text:p/><draw:enhanced-geometry svg:viewBox="0 0 21600 21600" draw:type="rectangle" draw:enhanced-path="M 0 0 L 21600 0 21600 21600 0 21600 0 0 Z N"/></draw:custom-shape><draw:custom-shape draw:name="Forme 12" draw:style-name="gr14" svg:width="0.165cm" svg:height="0.322cm" svg:x="11.337cm" svg:y="10.268cm"><text:p/><draw:enhanced-geometry svg:viewBox="0 0 21600 21600" draw:type="rectangle" draw:enhanced-path="M 0 0 L 21600 0 21600 21600 0 21600 0 0 Z N"/></draw:custom-shape><draw:line draw:name="Ligne 14" draw:style-name="gr13" draw:text-style-name="P30" svg:x1="11.503cm" svg:y1="10.589cm" svg:x2="11.503cm" svg:y2="10.268cm"><text:p/></draw:line><draw:custom-shape draw:name="Forme 13" draw:style-name="gr15" svg:width="0.167cm" svg:height="0.322cm" svg:x="11.501cm" svg:y="10.268cm"><text:p/><draw:enhanced-geometry svg:viewBox="0 0 21600 21600" draw:type="rectangle" draw:enhanced-path="M 0 0 L 21600 0 21600 21600 0 21600 0 0 Z N"/></draw:custom-shape><draw:custom-shape draw:name="Forme 14" draw:style-name="gr14" svg:width="0.165cm" svg:height="0.322cm" svg:x="11.667cm" svg:y="10.268cm"><text:p/><draw:enhanced-geometry svg:viewBox="0 0 21600 21600" draw:type="rectangle" draw:enhanced-path="M 0 0 L 21600 0 21600 21600 0 21600 0 0 Z N"/></draw:custom-shape><draw:line draw:name="Ligne 22" draw:style-name="gr13" draw:text-style-name="P30" svg:x1="11.832cm" svg:y1="10.589cm" svg:x2="11.832cm" svg:y2="10.268cm"><text:p/></draw:line><draw:custom-shape draw:name="Forme 15" draw:style-name="gr14" svg:width="0.165cm" svg:height="0.322cm" svg:x="11.831cm" svg:y="10.268cm"><text:p/><draw:enhanced-geometry svg:viewBox="0 0 21600 21600" draw:type="rectangle" draw:enhanced-path="M 0 0 L 21600 0 21600 21600 0 21600 0 0 Z N"/></draw:custom-shape><draw:custom-shape draw:name="Forme 16" draw:style-name="gr14" svg:width="0.165cm" svg:height="0.322cm" svg:x="11.995cm" svg:y="10.268cm"><text:p/><draw:enhanced-geometry svg:viewBox="0 0 21600 21600" draw:type="rectangle" draw:enhanced-path="M 0 0 L 21600 0 21600 21600 0 21600 0 0 Z N"/></draw:custom-shape><draw:line draw:name="Ligne 23" draw:style-name="gr13" draw:text-style-name="P30" svg:x1="12.16cm" svg:y1="10.589cm" svg:x2="12.16cm" svg:y2="10.268cm"><text:p/></draw:line><draw:custom-shape draw:name="Forme 17" draw:style-name="gr14" svg:width="0.165cm" svg:height="0.322cm" svg:x="12.159cm" svg:y="10.268cm"><text:p/><draw:enhanced-geometry svg:viewBox="0 0 21600 21600" draw:type="rectangle" draw:enhanced-path="M 0 0 L 21600 0 21600 21600 0 21600 0 0 Z N"/></draw:custom-shape><draw:custom-shape draw:name="Forme 18" draw:style-name="gr15" svg:width="0.167cm" svg:height="0.322cm" svg:x="12.323cm" svg:y="10.268cm"><text:p/><draw:enhanced-geometry svg:viewBox="0 0 21600 21600" draw:type="rectangle" draw:enhanced-path="M 0 0 L 21600 0 21600 21600 0 21600 0 0 Z N"/></draw:custom-shape><draw:line draw:name="Ligne 24" draw:style-name="gr13" draw:text-style-name="P30" svg:x1="12.49cm" svg:y1="10.268cm" svg:x2="12.757cm" svg:y2="10.268cm"><text:p/></draw:line></draw:g><draw:g draw:name="DrawObject 1" draw:style-name="gr3"><draw:custom-shape draw:name="Forme 4" draw:style-name="gr21" svg:width="3.193cm" svg:height="0.9cm" svg:x="6.655cm" svg:y="6.8cm"><text:p/><draw:enhanced-geometry svg:viewBox="0 0 21600 21600" draw:type="rectangle" draw:enhanced-path="M 0 0 L 21600 0 21600 21600 0 21600 0 0 Z N"/></draw:custom-shape><draw:frame draw:name="Cadre de texte 9" draw:style-name="gr22" draw:text-style-name="P29" svg:width="2.911cm" svg:height="0.408cm" svg:x="6.936cm" svg:y="6.99cm"><draw:text-box><text:p><text:span text:style-name="T15">UART_FSK_103 </text:span></text:p></draw:text-box></draw:frame></draw:g><draw:g draw:name="DrawObject 10" draw:style-name="gr3"><draw:line draw:name="Ligne verticale 4" draw:style-name="gr8" draw:text-style-name="P30" svg:x1="7.29cm" svg:y1="7.76cm" svg:x2="7.29cm" svg:y2="9.03cm"><text:p/></draw:line><draw:frame draw:name="Cadre de texte 31" draw:style-name="gr9" draw:text-style-name="P31" svg:width="1.71cm" svg:height="0.989cm" svg:x="5.474cm" svg:y="8.042cm"><draw:text-box><text:p><text:span text:style-name="T16">- request</text:span></text:p><text:p><text:span text:style-name="T16">- AsyMssg</text:span></text:p></draw:text-box></draw:frame><draw:line draw:name="Ligne verticale 9" draw:style-name="gr8" draw:text-style-name="P30" svg:x1="9.123cm" svg:y1="9.03cm" svg:x2="9.105cm" svg:y2="7.76cm"><text:p/></draw:line><draw:frame draw:name="Cadre de texte 32" draw:style-name="gr9" draw:text-style-name="P31" svg:width="1.71cm" svg:height="0.989cm" svg:x="9.301cm" svg:y="8.042cm"><draw:text-box><text:p><text:span text:style-name="T16">- data</text:span></text:p><text:p><text:span text:style-name="T16">- Ack</text:span></text:p></draw:text-box></draw:frame></draw:g></draw:g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0" draw:name="Cadre de texte 3" draw:style-name="gr1" draw:text-style-name="P28" svg:width="8.109cm" svg:height="1.308cm" svg:x="10.463cm" svg:y="-0.026cm"><draw:text-box><text:p><text:span text:style-name="T12">Phy Frame</text:span></text:p><text:p><text:span text:style-name="T13">|#####|Len|</text:span><text:span text:style-name="T14">Org@|Dest@|ID|Type_LenData|Data|Trial|</text:span><text:span text:style-name="T13">CheckSum| </text:span></text:p><text:p><text:span text:style-name="T12"/></text:p></draw:text-box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3608_383917237"/><text:soft-page-break/>Couches physique<text:bookmark-end text:name="__RefHeading__3608_383917237"/></text:h>
      <text:h text:style-name="Heading_20_2" text:outline-level="2"><text:bookmark-start text:name="__RefHeading__2985_1991712051"/>Vue d'ensemble <text:bookmark-end text:name="__RefHeading__2985_1991712051"/></text:h>
      <text:p text:style-name="P9">La couche physique regroupe :</text:p>
      <text:list xml:id="list8679084984418964551" text:style-name="L1">
        <text:list-item>
          <text:p text:style-name="P22">FSK (Phy 1) , le module FSK RT606 = matériel hertzien</text:p>
        </text:list-item>
        <text:list-item>
          <text:p text:style-name="P22">UART (Phy 2), <text:s/>l'UART du µC = matériel </text:p>
        </text:list-item>
        <text:list-item>
          <text:p text:style-name="P22">UART_FSK_103 , module driver UART hardware dépendant = logiciel bas niveau</text:p>
        </text:list-item>
        <text:list-item>
          <text:p text:style-name="P22">Phy_UART, module de plus haut niveau de la couche physique = logiciel </text:p>
          <text:p text:style-name="P22"/>
        </text:list-item>
      </text:list>
      <text:p text:style-name="P9"/>
      <text:p text:style-name="P9"/>
      <text:p text:style-name="P9"/>
      <text:p text:style-name="P9"/>
      <text:p text:style-name="P9"/>
      <text:p text:style-name="P9"><draw:g text:anchor-type="paragraph" draw:z-index="2" draw:style-name="gr23"><draw:rect draw:style-name="gr24" draw:text-style-name="P30" svg:width="2.86cm" svg:height="4.508cm" svg:x="11.753cm" svg:y="0.337cm"><text:p/></draw:rect><draw:rect draw:style-name="gr24" draw:text-style-name="P30" svg:width="10.311cm" svg:height="7.926cm" svg:x="0.871cm" svg:y="-1.563cm"><text:p/></draw:rect><draw:rect draw:style-name="gr24" draw:text-style-name="P30" svg:width="7.261cm" svg:height="5.589cm" svg:x="2.72cm" svg:y="7.618cm"><text:p/></draw:rect><draw:rect draw:style-name="gr25" draw:text-style-name="P30" svg:width="2.266cm" svg:height="1.207cm" svg:x="11.483cm" svg:y="9.227cm"><text:p/></draw:rect><draw:frame draw:style-name="gr26" draw:text-style-name="P32" svg:width="2.202cm" svg:height="1.165cm" svg:x="11.441cm" svg:y="9.417cm"><draw:text-box><text:p text:style-name="P30"><text:span text:style-name="T1">RT606</text:span></text:p><text:p text:style-name="P30"><text:span text:style-name="T1">Module FSK</text:span></text:p></draw:text-box></draw:frame><draw:line draw:style-name="gr13" draw:text-style-name="P30" svg:x1="13.748cm" svg:y1="9.816cm" svg:x2="15.251cm" svg:y2="9.816cm"><text:p/></draw:line><draw:line draw:style-name="gr13" draw:text-style-name="P30" svg:x1="15.251cm" svg:y1="7.703cm" svg:x2="15.251cm" svg:y2="9.82cm"><text:p/></draw:line><draw:line draw:style-name="gr13" draw:text-style-name="P30" svg:x1="15.251cm" svg:y1="8.082cm" svg:x2="15.42cm" svg:y2="7.68cm"><text:p/></draw:line><draw:line draw:style-name="gr13" draw:text-style-name="P30" svg:x1="15.081cm" svg:y1="7.703cm" svg:x2="15.25cm" svg:y2="8.084cm"><text:p/></draw:line><draw:rect draw:style-name="gr25" draw:text-style-name="P30" svg:width="2.266cm" svg:height="1.207cm" svg:x="6.128cm" svg:y="9.163cm"><text:p/></draw:rect><draw:frame draw:style-name="gr27" draw:text-style-name="P32" svg:width="2.202cm" svg:height="0.533cm" svg:x="6.128cm" svg:y="9.604cm"><draw:text-box><text:p text:style-name="P30"><text:span text:style-name="T1">UART</text:span></text:p></draw:text-box></draw:frame><draw:line draw:style-name="gr28" draw:text-style-name="P30" svg:x1="8.393cm" svg:y1="9.463cm" svg:x2="11.483cm" svg:y2="9.463cm"><text:p/></draw:line><draw:line draw:style-name="gr28" draw:text-style-name="P30" svg:x1="11.483cm" svg:y1="9.798cm" svg:x2="8.393cm" svg:y2="9.798cm"><text:p/></draw:line><draw:frame draw:style-name="gr27" draw:text-style-name="P32" svg:width="0.826cm" svg:height="0.533cm" svg:x="10.338cm" svg:y="9.071cm"><draw:text-box><text:p text:style-name="P30"><text:span text:style-name="T1">Tx</text:span></text:p></draw:text-box></draw:frame><draw:frame draw:style-name="gr27" draw:text-style-name="P32" svg:width="0.826cm" svg:height="0.533cm" svg:x="10.412cm" svg:y="9.463cm"><draw:text-box><text:p text:style-name="P30"><text:span text:style-name="T1">Rx</text:span></text:p></draw:text-box></draw:frame><draw:frame draw:style-name="gr27" draw:text-style-name="P32" svg:width="0.826cm" svg:height="0.533cm" svg:x="10.412cm" svg:y="9.798cm"><draw:text-box><text:p text:style-name="P30"><text:span text:style-name="T1">/CD</text:span></text:p></draw:text-box></draw:frame><draw:line draw:style-name="gr13" draw:text-style-name="P30" svg:x1="8.393cm" svg:y1="10.137cm" svg:x2="11.483cm" svg:y2="10.137cm"><text:p/></draw:line><draw:line draw:style-name="gr13" draw:text-style-name="P30" svg:x1="8.731cm" svg:y1="10.137cm" svg:x2="8.731cm" svg:y2="12.254cm"><text:p/></draw:line><draw:rect draw:style-name="gr29" draw:text-style-name="P30" svg:width="1.715cm" svg:height="1.207cm" svg:x="6.191cm" svg:y="11.615cm"><text:p/></draw:rect><draw:line draw:style-name="gr28" draw:text-style-name="P30" svg:x1="8.733cm" svg:y1="12.252cm" svg:x2="7.865cm" svg:y2="12.252cm"><text:p/></draw:line><draw:frame draw:style-name="gr30" draw:text-style-name="P32" svg:width="2.202cm" svg:height="0.814cm" svg:x="6.043cm" svg:y="11.721cm"><draw:text-box><text:p text:style-name="P30"><text:span text:style-name="T1">handler</text:span></text:p><text:p text:style-name="P30"><text:span text:style-name="T1">IT ext</text:span></text:p></draw:text-box></draw:frame><draw:frame draw:style-name="gr27" draw:text-style-name="P32" svg:width="0.826cm" svg:height="0.533cm" svg:x="8.731cm" svg:y="11.114cm"><draw:text-box><text:p text:style-name="P30"><text:span text:style-name="T1">IT</text:span></text:p></draw:text-box></draw:frame><draw:g draw:style-name="gr3"><draw:line draw:style-name="gr28" draw:text-style-name="P30" svg:x1="9.516cm" svg:y1="11.047cm" svg:x2="9.516cm" svg:y2="11.492cm"><text:p/></draw:line><draw:line draw:style-name="gr13" draw:text-style-name="P30" svg:x1="9.366cm" svg:y1="11.047cm" svg:x2="9.514cm" svg:y2="11.047cm"><text:p/></draw:line><draw:line draw:style-name="gr13" draw:text-style-name="P30" svg:x1="9.516cm" svg:y1="11.49cm" svg:x2="9.707cm" svg:y2="11.49cm"><text:p/></draw:line></draw:g><draw:line draw:style-name="gr28" draw:text-style-name="P30" svg:x1="7.144cm" svg:y1="11.615cm" svg:x2="7.144cm" svg:y2="10.37cm"><text:p/></draw:line><draw:frame draw:style-name="gr31" draw:text-style-name="P32" svg:width="1.101cm" svg:height="0.927cm" svg:x="7.25cm" svg:y="10.608cm"><draw:text-box><text:p text:style-name="P30"><text:span text:style-name="T1">RE = 1</text:span></text:p><text:p text:style-name="P30"><text:span text:style-name="T1">Ou 0</text:span></text:p></draw:text-box></draw:frame><draw:line draw:style-name="gr28" draw:text-style-name="P30" svg:x1="7.313cm" svg:y1="9.164cm" svg:x2="7.313cm" svg:y2="5.798cm"><text:p/></draw:line><draw:frame draw:style-name="gr32" draw:text-style-name="P34" svg:width="1.631cm" svg:height="0.766cm" svg:x="7.567cm" svg:y="7.957cm"><draw:text-box><text:p text:style-name="P33"><text:span text:style-name="T14">IT</text:span></text:p><text:p text:style-name="P33"><text:span text:style-name="T14">Byte received</text:span></text:p></draw:text-box></draw:frame><draw:frame draw:style-name="gr33" draw:text-style-name="P35" svg:width="2.901cm" svg:height="0.454cm" svg:x="2.72cm" svg:y="7.736cm"><draw:text-box><text:p text:style-name="P30"><text:span text:style-name="T15">UART_FSK_103</text:span></text:p></draw:text-box></draw:frame><draw:rect draw:style-name="gr34" draw:text-style-name="P30" svg:width="2.922cm" svg:height="0.784cm" svg:x="2.72cm" svg:y="7.618cm"><text:p/></draw:rect><draw:line draw:style-name="gr35" draw:text-style-name="P30" svg:x1="9.98cm" svg:y1="8.211cm" svg:x2="12.203cm" svg:y2="8.211cm"><text:p/></draw:line><draw:line draw:style-name="gr28" draw:text-style-name="P30" svg:x1="12.203cm" svg:y1="8.211cm" svg:x2="12.203cm" svg:y2="9.227cm"><text:p/></draw:line><draw:line draw:style-name="gr35" draw:text-style-name="P30" svg:x1="9.98cm" svg:y1="7.934cm" svg:x2="12.626cm" svg:y2="7.936cm"><text:p/></draw:line><draw:line draw:style-name="gr28" draw:text-style-name="P30" svg:x1="12.626cm" svg:y1="7.934cm" svg:x2="12.626cm" svg:y2="9.225cm"><text:p/></draw:line><draw:frame draw:style-name="gr27" draw:text-style-name="P32" svg:width="1.546cm" svg:height="0.533cm" svg:x="11.081cm" svg:y="7.505cm"><draw:text-box><text:p text:style-name="P30"><text:span text:style-name="T1">Tx_Cmde</text:span></text:p></draw:text-box></draw:frame><draw:frame draw:style-name="gr27" draw:text-style-name="P32" svg:width="1.546cm" svg:height="0.533cm" svg:x="10.658cm" svg:y="8.211cm"><draw:text-box><text:p text:style-name="P30"><text:span text:style-name="T1">Rx_Cmde</text:span></text:p></draw:text-box></draw:frame><draw:frame draw:style-name="gr27" draw:text-style-name="P32" svg:width="1.546cm" svg:height="0.533cm" svg:x="14.425cm" svg:y="10.107cm"><draw:text-box><text:p text:style-name="P30"><text:span text:style-name="T1">433MHz</text:span></text:p></draw:text-box></draw:frame><draw:frame draw:style-name="gr36" draw:text-style-name="P37" svg:width="2.901cm" svg:height="3.345cm" svg:x="2.974cm" svg:y="8.583cm"><draw:text-box><text:p text:style-name="P36"><text:span text:style-name="T17">#define </text:span></text:p><text:p text:style-name="P36"><text:span text:style-name="T18">UART_FSK</text:span></text:p><text:p text:style-name="P36"><text:span text:style-name="T18">UseCarrierDetect</text:span></text:p><text:p text:style-name="P36"><text:span text:style-name="T18"/></text:p><text:p text:style-name="P36"><text:span text:style-name="T18">CD_GPIO</text:span></text:p><text:p text:style-name="P36"><text:span text:style-name="T18">CD_Pin</text:span></text:p><text:p text:style-name="P36"><text:span text:style-name="T18">Rx_Cmde_GPIO</text:span></text:p><text:p text:style-name="P36"><text:span text:style-name="T18">Rx_Cmde_Pin</text:span></text:p><text:p text:style-name="P36"><text:span text:style-name="T18">Tx_Cmde_GPIO</text:span></text:p><text:p text:style-name="P36"><text:span text:style-name="T18">Tx_Cmde_Pin</text:span></text:p></draw:text-box></draw:frame><draw:frame draw:style-name="gr37" draw:text-style-name="P37" svg:width="2.341cm" svg:height="0.842cm" svg:x="3.703cm" svg:y="12.174cm"><draw:text-box><text:p text:style-name="P36"><text:span text:style-name="T18">Ifdef</text:span></text:p><text:p text:style-name="P36"><text:span text:style-name="T18">UseCarrierDetect</text:span></text:p></draw:text-box></draw:frame><draw:custom-shape draw:style-name="gr38" draw:text-style-name="P30" svg:width="0.107cm" svg:height="2.414cm" svg:x="5.895cm" svg:y="10.60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rect draw:style-name="gr29" draw:text-style-name="P30" svg:width="2.964cm" svg:height="1.214cm" svg:x="5.556cm" svg:y="4.568cm"><text:p/></draw:rect><draw:frame draw:style-name="gr39" draw:text-style-name="P32" svg:width="2.901cm" svg:height="0.526cm" svg:x="5.62cm" svg:y="5.016cm"><draw:text-box><text:p text:style-name="P30"><text:span text:style-name="T1">UART_Callback</text:span></text:p></draw:text-box></draw:frame><draw:line draw:style-name="gr28" draw:text-style-name="P38" svg:x1="5.811cm" svg:y1="4.568cm" svg:x2="5.811cm" svg:y2="3.741cm"><text:p/></draw:line><draw:frame draw:style-name="gr40" draw:text-style-name="P39" svg:width="1.715cm" svg:height="0.329cm" svg:x="5.916cm" svg:y="4.094cm"><draw:text-box><text:p text:style-name="P30"><text:span text:style-name="T14">UART_Receiv</text:span></text:p></draw:text-box></draw:frame><draw:line draw:style-name="gr28" draw:text-style-name="P30" svg:x1="7.927cm" svg:y1="4.569cm" svg:x2="7.927cm" svg:y2="3.743cm"><text:p/></draw:line><draw:frame draw:style-name="gr41" draw:text-style-name="P39" svg:width="3.07cm" svg:height="0.56cm" svg:x="7.927cm" svg:y="4.051cm"><draw:text-box><text:p text:style-name="P30"><text:span text:style-name="T14">UART_HeaderDetected</text:span></text:p></draw:text-box></draw:frame><draw:frame draw:style-name="gr33" draw:text-style-name="P35" svg:width="2.901cm" svg:height="0.454cm" svg:x="0.893cm" svg:y="-1.447cm"><draw:text-box><text:p text:style-name="P30"><text:span text:style-name="T15">PhyUART</text:span></text:p></draw:text-box></draw:frame><draw:rect draw:style-name="gr34" draw:text-style-name="P30" svg:width="2.922cm" svg:height="0.784cm" svg:x="0.871cm" svg:y="-1.563cm"><text:p/></draw:rect><draw:rect draw:style-name="gr29" draw:text-style-name="P30" svg:width="5.074cm" svg:height="2.317cm" svg:x="3.664cm" svg:y="1.435cm"><text:p/></draw:rect><draw:frame draw:style-name="gr42" draw:text-style-name="P32" svg:width="2.901cm" svg:height="0.735cm" svg:x="5.981cm" svg:y="1.522cm"><draw:text-box><text:p text:style-name="P30"><text:span text:style-name="T1">PhyUART_FSM</text:span></text:p><text:p text:style-name="P30"><text:span text:style-name="T14">(synchrone)</text:span></text:p></draw:text-box></draw:frame><draw:ellipse draw:style-name="gr43" draw:text-style-name="P30" svg:width="0.318cm" svg:height="0.234cm" svg:x="7.243cm" svg:y="2.504cm"><text:p/></draw:ellipse><draw:ellipse draw:style-name="gr43" draw:text-style-name="P30" svg:width="0.318cm" svg:height="0.234cm" svg:x="7.751cm" svg:y="2.947cm"><text:p/></draw:ellipse><draw:ellipse draw:style-name="gr43" draw:text-style-name="P30" svg:width="0.318cm" svg:height="0.234cm" svg:x="7.073cm" svg:y="2.989cm"><text:p/></draw:ellipse><draw:path draw:style-name="gr43" draw:text-style-name="P30" svg:width="0.318cm" svg:height="0.345cm" svg:x="7.56cm" svg:y="2.6cm" svg:viewBox="0 0 319 346" svg:d="M0 2c319-29 319 344 319 344"><text:p/></draw:path><draw:path draw:style-name="gr43" draw:text-style-name="P30" svg:width="0.548cm" svg:height="0.086cm" svg:x="7.313cm" svg:y="3.18cm" svg:viewBox="0 0 549 87" svg:d="M549 0c-475 168-549 42-549 42"><text:p/></draw:path><draw:path draw:style-name="gr43" draw:text-style-name="P30" svg:width="0.188cm" svg:height="0.272cm" svg:x="7.053cm" svg:y="2.716cm" svg:viewBox="0 0 189 273" svg:d="M189 0c-275 105-169 273-169 273"><text:p/></draw:path><draw:rect draw:style-name="gr25" draw:text-style-name="P30" svg:width="2.343cm" svg:height="0.899cm" svg:x="11.869cm" svg:y="3.108cm"><text:p/></draw:rect><draw:frame draw:style-name="gr44" draw:text-style-name="P32" svg:width="2.214cm" svg:height="0.862cm" svg:x="11.998cm" svg:y="3.108cm"><draw:text-box><text:p text:style-name="P30"><text:span text:style-name="T1">Timer</text:span></text:p><text:p text:style-name="P30"><text:span text:style-name="T14">(1ms / 100µs)</text:span></text:p></draw:text-box></draw:frame><draw:line draw:style-name="gr28" draw:text-style-name="P30" svg:x1="11.87cm" svg:y1="3.33cm" svg:x2="8.737cm" svg:y2="3.33cm"><text:p/></draw:line><draw:frame draw:style-name="gr45" draw:text-style-name="P32" svg:width="2.027cm" svg:height="0.869cm" svg:x="8.881cm" svg:y="2.815cm"><draw:text-box><text:p text:style-name="P30"><text:span text:style-name="T1">IT </text:span><text:span text:style-name="T14">(1ms / 100µs)</text:span></text:p></draw:text-box></draw:frame><draw:rect draw:style-name="gr25" draw:text-style-name="P30" svg:width="2.343cm" svg:height="0.899cm" svg:x="11.869cm" svg:y="1.885cm"><text:p/></draw:rect><draw:frame draw:style-name="gr44" draw:text-style-name="P32" svg:width="2.214cm" svg:height="0.862cm" svg:x="11.869cm" svg:y="1.885cm"><draw:text-box><text:p text:style-name="P30"><text:span text:style-name="T1">systick</text:span></text:p><text:p text:style-name="P30"><text:span text:style-name="T14">( 100µs)</text:span></text:p></draw:text-box></draw:frame><draw:rect draw:style-name="gr29" draw:text-style-name="P30" svg:width="2.442cm" svg:height="0.757cm" svg:x="11.933cm" svg:y="0.64cm"><text:p/></draw:rect><draw:line draw:style-name="gr28" draw:text-style-name="P30" svg:x1="12.952cm" svg:y1="1.884cm" svg:x2="12.952cm" svg:y2="1.413cm"><text:p/></draw:line><draw:frame draw:style-name="gr46" draw:text-style-name="P32" svg:width="2.901cm" svg:height="0.867cm" svg:x="11.712cm" svg:y="0.603cm"><draw:text-box><text:p text:style-name="P30"><text:span text:style-name="T1">Systickhandler</text:span></text:p><text:p text:style-name="P30"><text:span text:style-name="T14">( Cpt_100us++)</text:span></text:p></draw:text-box></draw:frame><draw:line draw:style-name="gr28" draw:text-style-name="P30" svg:x1="8.262cm" svg:y1="0.845cm" svg:x2="8.262cm" svg:y2="1.436cm"><text:p/></draw:line><draw:line draw:style-name="gr35" draw:text-style-name="P30" svg:x1="8.262cm" svg:y1="0.845cm" svg:x2="11.933cm" svg:y2="0.845cm"><text:p/></draw:line><draw:frame draw:style-name="gr33" draw:text-style-name="P35" svg:width="2.901cm" svg:height="0.454cm" svg:x="11.277cm" svg:y="4.39cm"><draw:text-box><text:p text:style-name="P30"><text:span text:style-name="T15">MyTimer</text:span></text:p></draw:text-box></draw:frame><draw:rect draw:style-name="gr34" draw:text-style-name="P30" svg:width="1.802cm" svg:height="0.454cm" svg:x="11.753cm" svg:y="4.39cm"><text:p/></draw:rect><draw:frame draw:style-name="gr47" draw:text-style-name="P32" svg:width="2.756cm" svg:height="1.004cm" svg:x="8.116cm" svg:y="0.432cm"><draw:text-box><text:p text:style-name="P30"><text:span text:style-name="T1">Cpt_100us </text:span></text:p><text:p text:style-name="P30"><text:span text:style-name="T14">(gestion des timeout)</text:span></text:p></draw:text-box></draw:frame><draw:line draw:style-name="gr28" draw:text-style-name="P38" svg:x1="6.401cm" svg:y1="6.05cm" svg:x2="6.401cm" svg:y2="7.618cm"><text:p/></draw:line><draw:line draw:style-name="gr13" draw:text-style-name="P30" svg:x1="4.898cm" svg:y1="6.05cm" svg:x2="6.401cm" svg:y2="6.05cm"><text:p/></draw:line><draw:line draw:style-name="gr13" draw:text-style-name="P30" svg:x1="4.898cm" svg:y1="6.048cm" svg:x2="4.898cm" svg:y2="3.75cm"><text:p/></draw:line><draw:frame draw:style-name="gr48" draw:text-style-name="P39" svg:width="1.715cm" svg:height="1.308cm" svg:x="4.803cm" svg:y="6.512cm"><draw:text-box><text:p text:style-name="P30"><text:span text:style-name="T14">FSKprint</text:span></text:p><text:p text:style-name="P30"><text:span text:style-name="T14">SetReceive</text:span></text:p><text:p text:style-name="P30"><text:span text:style-name="T14">SetTransm</text:span></text:p><text:p text:style-name="P30"><text:span text:style-name="T14"/></text:p></draw:text-box></draw:frame><draw:frame draw:style-name="gr49" draw:text-style-name="P37" svg:width="2.901cm" svg:height="3.671cm" svg:x="1.039cm" svg:y="1.411cm"><draw:text-box><text:p text:style-name="P36"><text:span text:style-name="T17">#define </text:span></text:p><text:p text:style-name="P36"><text:span text:style-name="T18">UART_Prio_CD</text:span></text:p><text:p text:style-name="P36"><text:span text:style-name="T18">UART_Prio</text:span></text:p><text:p text:style-name="P36"><text:span text:style-name="T18">PhyUART_FSM_Prio</text:span></text:p><text:p text:style-name="P36"><text:span text:style-name="T18"/></text:p><text:p text:style-name="P36"><text:span text:style-name="T18">TIM_PhyUART_FSM</text:span></text:p><text:p text:style-name="P36"><text:span text:style-name="T18"/></text:p><text:p text:style-name="P36"><text:span text:style-name="T18">PhyUART_</text:span><text:span text:style-name="T19">BdRate</text:span></text:p><text:p text:style-name="P36"><text:span text:style-name="T19"/></text:p><text:p text:style-name="P36"><text:span text:style-name="T19">StringLenMax</text:span></text:p><text:p text:style-name="P36"><text:span text:style-name="T19">StringLenMin</text:span></text:p></draw:text-box></draw:frame><draw:frame draw:style-name="gr50" draw:text-style-name="P37" svg:width="2.389cm" svg:height="2.317cm" svg:x="3.74cm" svg:y="1.411cm"><draw:text-box><text:p text:style-name="P36"><text:span text:style-name="T12">FSM States</text:span></text:p><text:p text:style-name="P36"><text:span text:style-name="T20">Init</text:span></text:p><text:p text:style-name="P36"><text:span text:style-name="T20">WaitForHeader</text:span></text:p><text:p text:style-name="P36"><text:span text:style-name="T20">ReadingFrame</text:span></text:p><text:p text:style-name="P36"><text:span text:style-name="T20">CheckSum</text:span></text:p><text:p text:style-name="P36"><text:span text:style-name="T20">UpdateMssgForMAC</text:span></text:p><text:p text:style-name="P36"><text:span text:style-name="T20">Framing</text:span></text:p><text:p text:style-name="P36"><text:span text:style-name="T20">SendMssg</text:span></text:p></draw:text-box></draw:frame><draw:frame draw:style-name="gr51" draw:text-style-name="P37" svg:width="5.143cm" svg:height="1.714cm" svg:x="4.509cm" svg:y="-0.868cm"><draw:text-box><text:p text:style-name="P36"><text:span text:style-name="T17">Etats du module PhyUART</text:span></text:p><text:p text:style-name="P36"><text:span text:style-name="T19">Ready</text:span></text:p><text:p text:style-name="P36"><text:span text:style-name="T19">Listening</text:span></text:p><text:p text:style-name="P36"><text:span text:style-name="T19">ReceivingMssg</text:span></text:p><text:p text:style-name="P36"><text:span text:style-name="T19">SendingMssg</text:span></text:p></draw:text-box></draw:frame><draw:polygon draw:style-name="gr52" draw:text-style-name="P30" svg:width="14.853cm" svg:height="16.839cm" svg:x="0.397cm" svg:y="-3.036cm" svg:viewBox="0 0 14854 16840" draw:points="19,2 14854,2 14854,9101 14854,9467 10037,9467 10037,16840 74,16840 0,0"><text:p/></draw:polygon><draw:frame draw:style-name="gr33" draw:text-style-name="P35" svg:width="2.901cm" svg:height="0.454cm" svg:x="0.397cm" svg:y="-2.913cm"><draw:text-box><text:p text:style-name="P30"><text:span text:style-name="T15">STM32F103</text:span></text:p></draw:text-box></draw:frame><draw:rect draw:style-name="gr53" draw:text-style-name="P30" svg:width="2.922cm" svg:height="0.784cm" svg:x="0.397cm" svg:y="-3.036cm"><text:p/></draw:rect><draw:custom-shape draw:style-name="gr54" svg:width="4.799cm" svg:height="0.786cm" svg:x="4.431cm" svg:y="-1.9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3" draw:text-style-name="P35" svg:width="2.901cm" svg:height="0.454cm" svg:x="4.98cm" svg:y="-1.868cm"><draw:text-box><text:p text:style-name="P30"><text:span text:style-name="T15">Config &amp; IO Fcts</text:span></text:p></draw:text-box></draw:frame><draw:line draw:style-name="gr55" draw:text-style-name="P38" svg:x1="6.378cm" svg:y1="-1.969cm" svg:x2="6.378cm" svg:y2="-2.563cm"><text:p/></draw:line><draw:frame draw:style-name="gr33" draw:text-style-name="P35" svg:width="2.901cm" svg:height="0.454cm" svg:x="5.107cm" svg:y="-2.891cm"><draw:text-box><text:p text:style-name="P30"><text:span text:style-name="T15">MAC layer</text:span></text:p></draw:text-box></draw:frame><draw:custom-shape draw:style-name="gr54" svg:width="1.902cm" svg:height="0.35cm" svg:x="12.425cm" svg:y="0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4" svg:width="2.396cm" svg:height="0.726cm" svg:x="7.44cm" svg:y="7.2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33" draw:text-style-name="P40" svg:width="2.901cm" svg:height="0.454cm" svg:x="11.933cm" svg:y="0.15cm"><draw:text-box><text:p text:style-name="P30"><text:span text:style-name="T21">Config &amp; IO Fcts</text:span></text:p></draw:text-box></draw:frame><draw:frame draw:style-name="gr40" draw:text-style-name="P41" svg:width="2.901cm" svg:height="0.329cm" svg:x="7.313cm" svg:y="7.505cm"><draw:text-box><text:p text:style-name="P30"><text:span text:style-name="T22">Config &amp; IO Fcts</text:span></text:p></draw:text-box></draw:frame></draw:g></text:p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2" text:outline-level="2"><text:bookmark-start text:name="__RefHeading__2987_1991712051"/><text:soft-page-break/>Description des fonctions <text:bookmark-end text:name="__RefHeading__2987_1991712051"/></text:h>
      <text:h text:style-name="Heading_20_3" text:outline-level="3">UART_FSK_103.c/.h</text:h>
      <text:p text:style-name="P4">Le module dépend du hardware. </text:p>
      <text:p text:style-name="P4">Deux interruptions sont utilisées :</text:p>
      <text:list xml:id="list8657087986791162486" text:style-name="L2">
        <text:list-item>
          <text:p text:style-name="P23">réception octet,</text:p>
        </text:list-item>
        <text:list-item>
          <text:p text:style-name="P23">détection de porteuse (optionnelle). Si le <text:span text:style-name="T2">UseCarrierDetect</text:span> est défini, l'UART est bloqué en réception en absence de porteuse. Cela permet d'éviter d'avoir des interruptions UART qui arrivent constamment en présence de bruit.</text:p>
        </text:list-item>
      </text:list>
      <text:p text:style-name="P4"/>
      <text:p text:style-name="P6">Les broches :</text:p>
      <text:p text:style-name="P4">CD, RxCmde et Tx Cmde sont définies dans le .h.</text:p>
      <text:p text:style-name="P4">Tx et Rx sont définies automatiquement, et configurées dans le .c en fonction de l'USART choisie (USART1 , 2 ou 3).</text:p>
      <text:p text:style-name="P4"/>
      <text:p text:style-name="P6">Les fonctions de configurations</text:p>
      <text:p text:style-name="P4"><draw:frame draw:style-name="fr1" draw:name="images10" text:anchor-type="paragraph" svg:width="16.999cm" svg:height="2.57cm" draw:z-index="3"><draw:image xlink:href="Pictures/2000000700006AAA00001021B8054F26.svm" xlink:type="simple" xlink:show="embed" xlink:actuate="onLoad"/></draw:frame></text:p>
      <text:p text:style-name="P6">Les fonctions IO</text:p>
      <text:p text:style-name="P4"><draw:frame draw:style-name="fr2" draw:name="images11" text:anchor-type="paragraph" svg:width="16.999cm" svg:height="7.761cm" draw:z-index="4"><draw:image xlink:href="Pictures/20000007000064CF00002E08F4F52BB3.svm" xlink:type="simple" xlink:show="embed" xlink:actuate="onLoad"/></draw:frame></text:p>
      <text:p text:style-name="P4"/>
      <text:p text:style-name="P4"/>
      <text:h text:style-name="Heading_20_3" text:outline-level="3"><text:soft-page-break/>PhyUART.c/.h</text:h>
      <text:p text:style-name="P4">La FSM associée est synchrone. Elle est basée sur timer dont la périodicité des interruptions peut prendre deux valeurs, selon le mode dans lequel se trouve la FSM (cf ci-dessous) :</text:p>
      <text:p text:style-name="P4"/>
      <text:p text:style-name="P4"><draw:frame draw:style-name="fr3" draw:name="images12" text:anchor-type="paragraph" svg:x="0.663cm" svg:y="0.019cm" svg:width="14.589cm" svg:height="9.677cm" draw:z-index="5"><draw:image xlink:href="Pictures/20000007000034B00000201ACBE5B15C.svm" xlink:type="simple" xlink:show="embed" xlink:actuate="onLoad"/></draw:frame></text:p>
      <text:p text:style-name="P4">Dans l'état <text:span text:style-name="T2">WaitForHeader </text:span>(majorité du temps), l'échantillonnage de la FSM est de 1ms tant que le <text:span text:style-name="T2">Header</text:span> n'est pas détecté. Dès que celui-ci est détecté (dans le callback UART), le timing descend à 100µs ainsi que pour tous les autres états. Le retour à l'état <text:span text:style-name="T2">WaitForHeader </text:span>se fait toujours après avoir modifié le timing à 1ms.</text:p>
      <text:p text:style-name="P4"/>
      <text:p text:style-name="P6">Les #define</text:p>
      <text:p text:style-name="P7">#define StringLenMax 30</text:p>
      <text:p text:style-name="P7">#define StringLenMin 7</text:p>
      <text:p text:style-name="P4">Ce sont les longueurs qui définissent la chaîne de réception et la celle d'émission.</text:p>
      <text:p text:style-name="P4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Les fonctions</text:p>
      <text:p text:style-name="P5"><draw:frame draw:style-name="fr1" draw:name="images13" text:anchor-type="paragraph" svg:width="16.999cm" svg:height="8.588cm" draw:z-index="6"><draw:image xlink:href="Pictures/20000007000054D200002ADCB26C167C.svm" xlink:type="simple" xlink:show="embed" xlink:actuate="onLoad"/></draw:frame></text:p>
      <text:h text:style-name="Heading_20_2" text:outline-level="2"><text:bookmark-start text:name="__RefHeading__3610_383917237"/>Le flux de données <text:bookmark-end text:name="__RefHeading__3610_383917237"/></text:h>
      <text:p text:style-name="P11"><draw:g text:anchor-type="paragraph" draw:z-index="7" draw:style-name="gr23"><draw:rect draw:style-name="gr24" draw:text-style-name="P30" svg:width="15.287cm" svg:height="8.885cm" svg:x="1.011cm" svg:y="1.872cm"><text:p/></draw:rect><draw:frame draw:style-name="gr56" draw:text-style-name="P35" svg:width="2.991cm" svg:height="0.512cm" svg:x="1.032cm" svg:y="2.004cm"><draw:text-box><text:p text:style-name="P30"><text:span text:style-name="T15">PhyUART</text:span></text:p></draw:text-box></draw:frame><draw:rect draw:style-name="gr34" draw:text-style-name="P30" svg:width="3.012cm" svg:height="0.884cm" svg:x="1.011cm" svg:y="1.872cm"><text:p/></draw:rect><draw:frame draw:style-name="gr57" draw:text-style-name="P37" svg:width="4.352cm" svg:height="2.054cm" svg:x="1.226cm" svg:y="3.201cm"><draw:text-box><text:p text:style-name="P36"><text:span text:style-name="T17">Etats du module PhyUART</text:span></text:p><text:p text:style-name="P36"><text:span text:style-name="T19">Ready</text:span></text:p><text:p text:style-name="P36"><text:span text:style-name="T19">Listening</text:span></text:p><text:p text:style-name="P36"><text:span text:style-name="T19">ReceivingMssg</text:span></text:p><text:p text:style-name="P36"><text:span text:style-name="T19">SendingMssg</text:span></text:p></draw:text-box></draw:frame><draw:custom-shape draw:style-name="gr54" svg:width="4.948cm" svg:height="0.886cm" svg:x="6.153cm" svg:y="1.41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gr56" draw:text-style-name="P35" svg:width="2.991cm" svg:height="0.512cm" svg:x="6.95cm" svg:y="1.528cm"><draw:text-box><text:p text:style-name="P30"><text:span text:style-name="T15">Config &amp; IO Fcts</text:span></text:p></draw:text-box></draw:frame><draw:line draw:style-name="gr55" draw:text-style-name="P38" svg:x1="8.205cm" svg:y1="1.417cm" svg:x2="8.205cm" svg:y2="0.746cm"><text:p/></draw:line><draw:frame draw:style-name="gr56" draw:text-style-name="P35" svg:width="2.991cm" svg:height="0.512cm" svg:x="6.735cm" svg:y="0.06cm"><draw:text-box><text:p text:style-name="P30"><text:span text:style-name="T15">MAC layer</text:span></text:p></draw:text-box></draw:frame><draw:rect draw:style-name="gr58" draw:text-style-name="P30" svg:width="5.005cm" svg:height="0.599cm" svg:x="10.959cm" svg:y="2.953cm"><text:p/></draw:rect><draw:frame draw:style-name="gr59" draw:text-style-name="P37" svg:width="5.086cm" svg:height="2.393cm" svg:x="1.159cm" svg:y="6.558cm"><draw:text-box><text:p text:style-name="P36"><text:span text:style-name="T17">Erreurs du module PhyUART</text:span></text:p><text:p text:style-name="P36"><text:span text:style-name="T19">NoError</text:span><text:span text:style-name="T19"><text:tab/></text:span></text:p><text:p text:style-name="P36"><text:span text:style-name="T19">CheckSumError,</text:span></text:p><text:p text:style-name="P36"><text:span text:style-name="T19">LenError,</text:span></text:p><text:p text:style-name="P36"><text:span text:style-name="T19">TimeOutError</text:span></text:p><text:p text:style-name="P36"><text:span text:style-name="T23">OverRunError</text:span></text:p></draw:text-box></draw:frame><draw:frame draw:style-name="gr60" draw:text-style-name="P37" svg:width="4.139cm" svg:height="0.371cm" svg:x="11.425cm" svg:y="3.053cm"><draw:text-box><text:p text:style-name="P36"><text:span text:style-name="T19">char StrReceived[StringLenMax]</text:span></text:p></draw:text-box></draw:frame><draw:rect draw:style-name="gr58" draw:text-style-name="P30" svg:width="5.005cm" svg:height="0.597cm" svg:x="10.866cm" svg:y="9.698cm"><text:p/></draw:rect><draw:frame draw:style-name="gr60" draw:text-style-name="P37" svg:width="4.137cm" svg:height="0.371cm" svg:x="11.354cm" svg:y="9.767cm"><draw:text-box><text:p text:style-name="P36"><text:span text:style-name="T19">InComingMssg[StringLenMax]</text:span></text:p></draw:text-box></draw:frame><draw:line draw:style-name="gr28" draw:text-style-name="P30" svg:x1="13.605cm" svg:y1="9.482cm" svg:x2="13.629cm" svg:y2="3.554cm"><text:p/></draw:line><draw:frame draw:style-name="gr60" draw:text-style-name="P37" svg:width="1.997cm" svg:height="0.371cm" svg:x="13.933cm" svg:y="7.024cm"><draw:text-box><text:p text:style-name="P36"><text:span text:style-name="T19">CheckSum OK</text:span></text:p></draw:text-box></draw:frame><draw:line draw:style-name="gr28" draw:text-style-name="P30" svg:x1="13.582cm" svg:y1="11.414cm" svg:x2="13.582cm" svg:y2="10.295cm"><text:p/></draw:line><draw:frame draw:style-name="gr56" draw:text-style-name="P35" svg:width="2.991cm" svg:height="0.512cm" svg:x="12.004cm" svg:y="11.524cm"><draw:text-box><text:p text:style-name="P30"><text:span text:style-name="T15">UART</text:span></text:p></draw:text-box></draw:frame><draw:path draw:style-name="gr28" draw:text-style-name="P30" svg:width="0.872cm" svg:height="2.13cm" svg:x="10.086cm" svg:y="1.084cm" svg:viewBox="0 0 873 2131" svg:d="M873 2131c-816-26-873-2131-873-2131"><text:p/></draw:path><draw:rect draw:style-name="gr58" draw:text-style-name="P30" svg:width="4.001cm" svg:height="0.63cm" svg:x="5.766cm" svg:y="2.921cm"><text:p/></draw:rect><draw:frame draw:style-name="gr60" draw:text-style-name="P42" svg:width="4.139cm" svg:height="0.371cm" svg:x="5.899cm" svg:y="2.953cm"><draw:text-box><text:p text:style-name="P36"><text:span text:style-name="T23">char StrToSend[StringLenMax]</text:span></text:p></draw:text-box></draw:frame><draw:line draw:style-name="gr28" draw:text-style-name="P30" svg:x1="6.351cm" svg:y1="3.551cm" svg:x2="6.351cm" svg:y2="11.341cm"><text:p/></draw:line><draw:frame draw:style-name="gr56" draw:text-style-name="P35" svg:width="2.991cm" svg:height="0.512cm" svg:x="4.971cm" svg:y="11.497cm"><draw:text-box><text:p text:style-name="P30"><text:span text:style-name="T15">UART</text:span></text:p></draw:text-box></draw:frame><draw:line draw:style-name="gr28" draw:text-style-name="P30" svg:x1="6.374cm" svg:y1="1.183cm" svg:x2="6.374cm" svg:y2="2.921cm"><text:p/></draw:line></draw:g></text:p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s14" text:anchor-type="paragraph" svg:x="6.736cm" svg:y="-0.168cm" svg:width="6.165cm" svg:height="4.595cm" draw:z-index="8"><draw:image xlink:href="Pictures/20000007000020BB00001DA29CBEBBB0.svm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/>
      <text:p text:style-name="P4"/>
      <text:p text:style-name="P13"/>
      <text:h text:style-name="Heading_20_1" text:outline-level="1"><text:bookmark-start text:name="__RefHeading__3709_1911959542"/><text:soft-page-break/>La couche MAC<text:bookmark-end text:name="__RefHeading__3709_1911959542"/></text:h>
      <text:h text:style-name="Heading_20_2" text:outline-level="2"><text:bookmark-start text:name="__RefHeading__3711_1911959542"/>Vue d'ensemble<text:bookmark-end text:name="__RefHeading__3711_1911959542"/></text:h>
      <text:p text:style-name="P13"/>
      <text:p text:style-name="P13">Elle est greffée au module PhyUART, le module est renommé : MACPhyUART.</text:p>
      <text:p text:style-name="P13">La machine à état est très légèrement modifiée (partie UpdateMssgForMAC), voir ci-dessous.</text:p>
      <text:p text:style-name="P13"/>
      <text:p text:style-name="P13"><draw:frame draw:style-name="fr3" draw:name="images1" text:anchor-type="paragraph" svg:x="0.628cm" svg:y="0cm" svg:width="15.743cm" svg:height="9.421cm" draw:z-index="9"><draw:image xlink:href="Pictures/20000007000034B00000201A10F2D951.svm" xlink:type="simple" xlink:show="embed" xlink:actuate="onLoad"/></draw:frame></text:p>
      <text:p text:style-name="P13"/>
      <text:h text:style-name="Heading_20_2" text:outline-level="2"><text:bookmark-start text:name="__RefHeading__3713_1911959542"/>Les fonctions de la couche MAC<text:bookmark-end text:name="__RefHeading__3713_1911959542"/></text:h>
      <text:p text:style-name="P13"><draw:frame draw:style-name="fr3" draw:name="images2" text:anchor-type="paragraph" svg:x="0.199cm" svg:y="0.39cm" svg:width="16.353cm" svg:height="5.747cm" draw:z-index="10"><draw:image xlink:href="Pictures/200000070000280900000F828E34BC0A.svm" xlink:type="simple" xlink:show="embed" xlink:actuate="onLoad"/></draw:frame></text:p>
      <text:p text:style-name="P13"><text:soft-page-break/><text:span text:style-name="T4">NB</text:span> : Si l'utilisateur décide d'exploiter la couche MAC, il utilisera uniquement, exclusivement les fonctions démarrant par MAC. C'est la raison d'être du #define de démarrage de la FSM. Il s'agit effectivement de la même fonction qu'on soit en MAC ou en Phy.</text:p>
      <text:p text:style-name="P13"/>
      <text:p text:style-name="P13">NB : la taille maximale des datas fournies par la couche MAC et livrées à la couche MAC ont une taille maximale qui dérive de la taille maximale fixée au niveau du message UART (plus basse couche physique). Cette taille est définie par<text:span text:style-name="T2"> StringLenMax </text:span>dans le .h, initialisée par défaut à 30.</text:p>
      <text:p text:style-name="P13">Dans ces conditions, le maximum des datas MAC est de<text:span text:style-name="T4"> 26</text:span>. </text:p>
      <text:p text:style-name="P13"/>
      <text:h text:style-name="Heading_20_2" text:outline-level="2"><text:bookmark-start text:name="__RefHeading__3715_1911959542"/>Les flux de donnée <text:bookmark-end text:name="__RefHeading__3715_1911959542"/></text:h>
      <text:p text:style-name="Text_20_body"/>
      <text:p text:style-name="Text_20_body"><draw:frame text:anchor-type="paragraph" draw:z-index="18" draw:style-name="gr62" draw:text-style-name="P35" svg:width="2.991cm" svg:height="0.512cm" svg:x="6.754cm" svg:y="-0.123cm"><draw:text-box><text:p text:style-name="P30"><text:span text:style-name="T15">Exchange layer</text:span></text:p></draw:text-box></draw:frame><draw:line text:anchor-type="paragraph" draw:z-index="17" draw:style-name="gr66" draw:text-style-name="P38" svg:x1="8.263cm" svg:y1="1.059cm" svg:x2="8.263cm" svg:y2="0.388cm"><text:p/></draw:line></text:p>
      <text:p text:style-name="Text_20_body"><draw:frame text:anchor-type="paragraph" draw:z-index="12" draw:style-name="gr62" draw:text-style-name="P35" svg:width="2.991cm" svg:height="0.512cm" svg:x="1.032cm" svg:y="2.004cm"><draw:text-box><text:p text:style-name="P30"><text:span text:style-name="T15">MAC</text:span><text:span text:style-name="T24">PhyUART</text:span></text:p></draw:text-box></draw:frame><draw:rect text:anchor-type="paragraph" draw:z-index="13" draw:style-name="gr63" draw:text-style-name="P30" svg:width="3.012cm" svg:height="0.884cm" svg:x="1.011cm" svg:y="1.871cm"><text:p/></draw:rect><draw:custom-shape text:anchor-type="paragraph" draw:z-index="15" draw:style-name="gr65" svg:width="4.948cm" svg:height="0.886cm" svg:x="6.152cm" svg:y="0.3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6" draw:style-name="gr62" draw:text-style-name="P35" svg:width="2.991cm" svg:height="0.512cm" svg:x="6.95cm" svg:y="0.45cm"><draw:text-box><text:p text:style-name="P30"><text:span text:style-name="T15">Config &amp; IO Fcts</text:span></text:p></draw:text-box></draw:frame><draw:frame text:anchor-type="paragraph" draw:z-index="20" draw:style-name="gr68" draw:text-style-name="P37" svg:width="5.086cm" svg:height="2.393cm" svg:x="1.159cm" svg:y="6.558cm"><draw:text-box><text:p text:style-name="P36"><text:span text:style-name="T17">Erreurs du module PhyUART</text:span></text:p><text:p text:style-name="P36"><text:span text:style-name="T19">NoError</text:span><text:span text:style-name="T19"><text:tab/></text:span></text:p><text:p text:style-name="P36"><text:span text:style-name="T19">CheckSumError,</text:span></text:p><text:p text:style-name="P36"><text:span text:style-name="T19">LenError,</text:span></text:p><text:p text:style-name="P36"><text:span text:style-name="T19">TimeOutError</text:span></text:p><text:p text:style-name="P36"><text:span text:style-name="T23">OverRunError</text:span></text:p><text:p text:style-name="P36"><text:span text:style-name="T25">MAC</text:span><text:span text:style-name="T23">OverRunError</text:span></text:p></draw:text-box></draw:frame><draw:rect text:anchor-type="paragraph" draw:z-index="22" draw:style-name="gr67" draw:text-style-name="P30" svg:width="5.005cm" svg:height="0.597cm" svg:x="10.866cm" svg:y="9.698cm"><text:p/></draw:rect><draw:frame text:anchor-type="paragraph" draw:z-index="23" draw:style-name="gr69" draw:text-style-name="P37" svg:width="4.137cm" svg:height="0.371cm" svg:x="11.354cm" svg:y="9.767cm"><draw:text-box><text:p text:style-name="P36"><text:span text:style-name="T19">InComingMssg[StringLenMax]</text:span></text:p></draw:text-box></draw:frame><draw:frame text:anchor-type="paragraph" draw:z-index="25" draw:style-name="gr69" draw:text-style-name="P37" svg:width="1.997cm" svg:height="0.371cm" svg:x="13.933cm" svg:y="7.024cm"><draw:text-box><text:p text:style-name="P36"><text:span text:style-name="T19">CheckSum OK</text:span></text:p></draw:text-box></draw:frame><draw:line text:anchor-type="paragraph" draw:z-index="26" draw:style-name="gr70" draw:text-style-name="P30" svg:x1="13.582cm" svg:y1="11.414cm" svg:x2="13.582cm" svg:y2="10.295cm"><text:p/></draw:line><draw:frame text:anchor-type="paragraph" draw:z-index="27" draw:style-name="gr62" draw:text-style-name="P35" svg:width="2.991cm" svg:height="0.512cm" svg:x="12.003cm" svg:y="11.523cm"><draw:text-box><text:p text:style-name="P30"><text:span text:style-name="T15">UART</text:span></text:p></draw:text-box></draw:frame><draw:rect text:anchor-type="paragraph" draw:z-index="29" draw:style-name="gr67" draw:text-style-name="P30" svg:width="4.001cm" svg:height="0.63cm" svg:x="5.766cm" svg:y="2.921cm"><text:p/></draw:rect><draw:frame text:anchor-type="paragraph" draw:z-index="30" draw:style-name="gr69" draw:text-style-name="P42" svg:width="4.139cm" svg:height="0.371cm" svg:x="5.898cm" svg:y="2.953cm"><draw:text-box><text:p text:style-name="P36"><text:span text:style-name="T23">char StrToSend[StringLenMax]</text:span></text:p></draw:text-box></draw:frame><draw:line text:anchor-type="paragraph" draw:z-index="31" draw:style-name="gr70" draw:text-style-name="P30" svg:x1="6.351cm" svg:y1="3.551cm" svg:x2="6.351cm" svg:y2="11.341cm"><text:p/></draw:line><draw:frame text:anchor-type="paragraph" draw:z-index="32" draw:style-name="gr62" draw:text-style-name="P35" svg:width="2.991cm" svg:height="0.512cm" svg:x="4.971cm" svg:y="11.497cm"><draw:text-box><text:p text:style-name="P30"><text:span text:style-name="T15">UART</text:span></text:p></draw:text-box></draw:frame><draw:line text:anchor-type="paragraph" draw:z-index="33" draw:style-name="gr70" draw:text-style-name="P30" svg:x1="7.029cm" svg:y1="-0.118cm" svg:x2="7.02cm" svg:y2="2.953cm"><text:p/></draw:line><draw:path text:anchor-type="paragraph" draw:z-index="28" draw:style-name="gr70" draw:text-style-name="P30" svg:width="0.872cm" svg:height="2.566cm" svg:x="10.086cm" svg:y="-0.209cm" svg:viewBox="0 0 873 2567" svg:d="M873 2567c-816-32-873-2567-873-2567"><text:p/></draw:path></text:p>
      <text:p text:style-name="Text_20_body"><draw:rect text:anchor-type="paragraph" draw:z-index="11" draw:style-name="gr61" draw:text-style-name="P30" svg:width="15.368cm" svg:height="9.967cm" svg:x="1.011cm" svg:y="0.092cm"><text:p/></draw:rect></text:p>
      <text:p text:style-name="Text_20_body"/>
      <text:p text:style-name="Text_20_body"><draw:rect text:anchor-type="paragraph" draw:z-index="35" draw:style-name="gr67" draw:text-style-name="P30" svg:width="5.005cm" svg:height="0.599cm" svg:x="10.959cm" svg:y="-0.113cm"><text:p/></draw:rect><draw:frame text:anchor-type="paragraph" draw:z-index="36" draw:style-name="gr71" draw:text-style-name="P37" svg:width="4.539cm" svg:height="0.655cm" svg:x="11.268cm" svg:y="-0.002cm"><draw:text-box><text:p text:style-name="P36"><text:span text:style-name="T19">char MACStrReceived[StringLenMax]</text:span></text:p></draw:text-box></draw:frame><draw:line text:anchor-type="paragraph" draw:z-index="37" draw:style-name="gr70" draw:text-style-name="P30" svg:x1="12.31cm" svg:y1="1.497cm" svg:x2="12.31cm" svg:y2="0.485cm"><text:p/></draw:line></text:p>
      <text:p text:style-name="Text_20_body"><draw:frame text:anchor-type="paragraph" draw:z-index="38" draw:style-name="gr69" draw:text-style-name="P37" svg:width="4.139cm" svg:height="0.371cm" svg:x="12.541cm" svg:y="0.22cm"><draw:text-box><text:p text:style-name="P36"><text:span text:style-name="T19">Match Adress MAC</text:span></text:p></draw:text-box></draw:frame></text:p>
      <text:p text:style-name="Text_20_body"><draw:frame text:anchor-type="paragraph" draw:z-index="14" draw:style-name="gr64" draw:text-style-name="P37" svg:width="4.883cm" svg:height="2.119cm" svg:x="1.226cm" svg:y="0.217cm"><draw:text-box><text:p text:style-name="P36"><text:span text:style-name="T17">Etats du module MACPhyUART</text:span></text:p><text:p text:style-name="P36"><text:span text:style-name="T19">Ready</text:span></text:p><text:p text:style-name="P36"><text:span text:style-name="T19">Listening</text:span></text:p><text:p text:style-name="P36"><text:span text:style-name="T19">ReceivingMssg</text:span></text:p><text:p text:style-name="P36"><text:span text:style-name="T19">SendingMssg</text:span></text:p></draw:text-box></draw:frame><draw:rect text:anchor-type="paragraph" draw:z-index="19" draw:style-name="gr67" draw:text-style-name="P30" svg:width="5.005cm" svg:height="0.599cm" svg:x="10.959cm" svg:y="0.196cm"><text:p/></draw:rect><draw:frame text:anchor-type="paragraph" draw:z-index="21" draw:style-name="gr69" draw:text-style-name="P37" svg:width="4.139cm" svg:height="0.371cm" svg:x="11.405cm" svg:y="0.286cm"><draw:text-box><text:p text:style-name="P36"><text:span text:style-name="T19">char StrReceived[StringLenMax]</text:span></text:p></draw:text-box></draw:frame></text:p>
      <text:p text:style-name="Text_20_body"><draw:frame draw:style-name="fr3" draw:name="images3" text:anchor-type="paragraph" svg:x="6.913cm" svg:y="0.203cm" svg:width="6.165cm" svg:height="4.595cm" draw:z-index="34"><draw:image xlink:href="Pictures/20000007000015D9000016BE7414E15B.svm" xlink:type="simple" xlink:show="embed" xlink:actuate="onLoad"/></draw:frame><draw:line text:anchor-type="paragraph" draw:z-index="24" draw:style-name="gr70" draw:text-style-name="P30" svg:x1="13.605cm" svg:y1="5.288cm" svg:x2="13.605cm" svg:y2="0.095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684_2115338687"/><text:soft-page-break/>Les erreurs <text:bookmark-end text:name="__RefHeading__684_2115338687"/></text:h>
      <text:p text:style-name="P8"/>
      <text:p text:style-name="P10">Niveau Phy</text:p>
      <text:list xml:id="list5819385256073621034" text:style-name="L3">
        <text:list-item>
          <text:p text:style-name="P18"><text:span text:style-name="T3">NoError :</text:span> tout va bien,</text:p>
        </text:list-item>
        <text:list-item>
          <text:p text:style-name="P18"><text:span text:style-name="T2">LenError</text:span> : Test de Len (premier octet reçu) , la longueur de la chaîne reçue au niveau UART est soit :</text:p>
          <text:list>
            <text:list-item>
              <text:p text:style-name="P18">Trop grande, précisément, supérieure strictement à <text:s/><text:span text:style-name="T2">StringLenMax </text:span><text:s/>(define .h),</text:p>
            </text:list-item>
            <text:list-item>
              <text:p text:style-name="P18">Trop petite, précisément, inférieure strictement à <text:s/><text:span text:style-name="T2">StringLenMin </text:span><text:s/>(define .h). En effet, dans notre cas, la chaîne doit contenir au moins <text:span text:style-name="T2">Len, @src, @dest,ID, Type_LEN,Trial, CheckSum</text:span>, soit 7 otctets.</text:p>
            </text:list-item>
          </text:list>
        </text:list-item>
      </text:list>
      <text:p text:style-name="P16"><text:s text:c="13"/>Aucun échantillonnage ne se fait dans <text:span text:style-name="T2">IncomingMssg</text:span>.</text:p>
      <text:list xml:id="list31759503" text:continue-numbering="true" text:style-name="L3">
        <text:list-item>
          <text:p text:style-name="P18"><text:span text:style-name="T3">CheckSumError :</text:span> la détection du <text:span text:style-name="T2">header</text:span> est passée, l'échantillonnage dans <text:span text:style-name="T2">IncomingMssg </text:span>a eu lieu, mais la vérification du checksum a échoué,</text:p>
        </text:list-item>
        <text:list-item>
          <text:p text:style-name="P18"><text:span text:style-name="T3">TimeOutError :</text:span> la trame a commencée à être reconstituée dans <text:span text:style-name="T2">IncomingMssg</text:span> mais elle n'a pas été remplie dans le temps imparti. Le <text:span text:style-name="T2">timeout</text:span> est automatiquement ajusté en fonction du débit de la liaison série. Il est calculer à +10% de la longueur maximale pouvant être reçue.</text:p>
        </text:list-item>
        <text:list-item>
          <text:p text:style-name="P18"><text:span text:style-name="T3">OverrunError :</text:span> cette erreur survient au moment de la mise à jour du flag de réception : si ce dernier était déjà à 1, ce code erreur est activé. Cela signifie que le dernier message Phy n'a pas été lu.</text:p>
        </text:list-item>
      </text:list>
      <text:p text:style-name="P16"/>
      <text:p text:style-name="P12">Niveau MAC </text:p>
      <text:list xml:id="list31765590" text:continue-numbering="true" text:style-name="L3">
        <text:list-item>
          <text:p text:style-name="P19"><text:span text:style-name="T3">MACOverrunError :</text:span> cette erreur survient si le message MAC précédent n'a pas été lu. 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2-25T11:52:06.47</dc:date>
    <meta:editing-duration>P7DT1H37M23S</meta:editing-duration>
    <meta:editing-cycles>180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8" meta:object-count="0" meta:page-count="9" meta:paragraph-count="69" meta:word-count="769" meta:character-count="4577"/>
    <meta:user-defined meta:name="Info 1"/>
    <meta:user-defined meta:name="Info 2"/>
    <meta:user-defined meta:name="Info 3"/>
    <meta:user-defined meta:name="Info 4"/>
  </office:meta>
</office:document-meta>
</file>